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9"/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25.202cm" svg:height="12.861cm" svg:x="9.98cm" svg:y="0.794cm">
            <draw:object draw:notify-on-update-of-ranges="Hoja1.A3:Hoja1.A3 Hoja1.A4:Hoja1.A53 Hoja1.B3:Hoja1.B3 Hoja1.B4:Hoja1.B53 Hoja1.C3:Hoja1.C3 Hoja1.C4:Hoja1.C53 Hoja1.D3:Hoja1.D3 Hoja1.D4:Hoja1.D5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5.202cm" svg:height="12.861cm" svg:x="11.541cm" svg:y="25.193cm">
            <draw:object draw:notify-on-update-of-ranges="Hoja1.A57:Hoja1.A57 Hoja1.A58:Hoja1.A107 Hoja1.B57:Hoja1.B57 Hoja1.B58:Hoja1.B107 Hoja1.C57:Hoja1.C57 Hoja1.C58:Hoja1.C107 Hoja1.D57:Hoja1.D57 Hoja1.D58:Hoja1.D10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5.202cm" svg:height="12.861cm" svg:x="11.541cm" svg:y="49.486cm">
            <draw:object draw:notify-on-update-of-ranges="Hoja1.A112:Hoja1.A161 Hoja1.B111:Hoja1.B111 Hoja1.B112:Hoja1.B161 Hoja1.C111:Hoja1.C111 Hoja1.C112:Hoja1.C161 Hoja1.D111:Hoja1.D111 Hoja1.D112:Hoja1.D16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5.202cm" svg:height="12.861cm" svg:x="11.541cm" svg:y="73.779cm">
            <draw:object draw:notify-on-update-of-ranges="Hoja1.A166:Hoja1.A215 Hoja1.B165:Hoja1.B165 Hoja1.B166:Hoja1.B215 Hoja1.C165:Hoja1.C165 Hoja1.C166:Hoja1.C215 Hoja1.D165:Hoja1.D165 Hoja1.D166:Hoja1.D21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5.202cm" svg:height="12.861cm" svg:x="11.541cm" svg:y="98.072cm">
            <draw:object draw:notify-on-update-of-ranges="Hoja1.A220:Hoja1.A269 Hoja1.B219:Hoja1.B219 Hoja1.B220:Hoja1.B269 Hoja1.C219:Hoja1.C219 Hoja1.C220:Hoja1.C269 Hoja1.D219:Hoja1.D219 Hoja1.D220:Hoja1.D26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>
            <text:p>Modelo Cart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teraciones</text:p>
          </table:table-cell>
          <table:table-cell office:value-type="string">
            <text:p>Octave</text:p>
          </table:table-cell>
          <table:table-cell office:value-type="string">
            <text:p>Python</text:p>
          </table:table-cell>
          <table:table-cell office:value-type="string">
            <text:p>Scila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243934569880366">
            <text:p>0,00024393</text:p>
          </table:table-cell>
          <table:table-cell office:value-type="float" office:value="0.000003814697265625">
            <text:p>0,00000381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221098074689507">
            <text:p>0,00022110</text:p>
          </table:table-cell>
          <table:table-cell office:value-type="float" office:value="0.0000169277191162109">
            <text:p>0,00001693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290081021375954">
            <text:p>0,00029008</text:p>
          </table:table-cell>
          <table:table-cell office:value-type="float" office:value="0.0000121593475341797">
            <text:p>0,00001216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355083728209138">
            <text:p>0,00035508</text:p>
          </table:table-cell>
          <table:table-cell office:value-type="float" office:value="0.0000138282775878906">
            <text:p>0,00001383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422021723352373">
            <text:p>0,00042202</text:p>
          </table:table-cell>
          <table:table-cell office:value-type="float" office:value="0.0000159740447998047">
            <text:p>0,00001597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504115363582969">
            <text:p>0,00050412</text:p>
          </table:table-cell>
          <table:table-cell office:value-type="float" office:value="0.0000169277191162109">
            <text:p>0,00001693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561929657123983">
            <text:p>0,00056193</text:p>
          </table:table-cell>
          <table:table-cell office:value-type="float" office:value="0.0000200271606445312">
            <text:p>0,00002003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658033299259841">
            <text:p>0,00065803</text:p>
          </table:table-cell>
          <table:table-cell office:value-type="float" office:value="0.0000240802764892578">
            <text:p>0,00002408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727071659639478">
            <text:p>0,00072707</text:p>
          </table:table-cell>
          <table:table-cell office:value-type="float" office:value="0.0000250339508056641">
            <text:p>0,00002503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81606360618025">
            <text:p>0,00081606</text:p>
          </table:table-cell>
          <table:table-cell office:value-type="float" office:value="0.0000259876251220703">
            <text:p>0,00002599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873992452397942">
            <text:p>0,00087399</text:p>
          </table:table-cell>
          <table:table-cell office:value-type="float" office:value="0.0000278949737548828">
            <text:p>0,00002789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922966515645385">
            <text:p>0,00092297</text:p>
          </table:table-cell>
          <table:table-cell office:value-type="float" office:value="0.0000300407409667969">
            <text:p>0,00003004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100609729997814">
            <text:p>0,00100610</text:p>
          </table:table-cell>
          <table:table-cell office:value-type="float" office:value="0.0000329017639160156">
            <text:p>0,0000329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11129432823509">
            <text:p>0,00111294</text:p>
          </table:table-cell>
          <table:table-cell office:value-type="float" office:value="0.0000369548797607422">
            <text:p>0,00003695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109304976649582">
            <text:p>0,00109305</text:p>
          </table:table-cell>
          <table:table-cell office:value-type="float" office:value="0.0000360012054443359">
            <text:p>0,0000360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118193635717034">
            <text:p>0,00118194</text:p>
          </table:table-cell>
          <table:table-cell office:value-type="float" office:value="0.0000391006469726562">
            <text:p>0,0000391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12250553118065">
            <text:p>0,00122506</text:p>
          </table:table-cell>
          <table:table-cell office:value-type="float" office:value="0.0000410079956054688">
            <text:p>0,00004101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133694906253368">
            <text:p>0,00133695</text:p>
          </table:table-cell>
          <table:table-cell office:value-type="float" office:value="0.000041961669921875">
            <text:p>0,00004196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139999052044004">
            <text:p>0,00139999</text:p>
          </table:table-cell>
          <table:table-cell office:value-type="float" office:value="0.0000441074371337891">
            <text:p>0,00004411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46003626286984">
            <text:p>0,00146004</text:p>
          </table:table-cell>
          <table:table-cell office:value-type="float" office:value="0.0000479221343994141">
            <text:p>0,00004792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153099733870477">
            <text:p>0,00153100</text:p>
          </table:table-cell>
          <table:table-cell office:value-type="float" office:value="0.0000472068786621094">
            <text:p>0,00004721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157891970593482">
            <text:p>0,00157892</text:p>
          </table:table-cell>
          <table:table-cell office:value-type="float" office:value="0.0000488758087158203">
            <text:p>0,00004888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161509588360786">
            <text:p>0,00161510</text:p>
          </table:table-cell>
          <table:table-cell office:value-type="float" office:value="0.0000510215759277344">
            <text:p>0,00005102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171710608992726">
            <text:p>0,00171711</text:p>
          </table:table-cell>
          <table:table-cell office:value-type="float" office:value="0.0000538825988769531">
            <text:p>0,00005388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79608899634332">
            <text:p>0,00179609</text:p>
          </table:table-cell>
          <table:table-cell office:value-type="float" office:value="0.0000538825988769531">
            <text:p>0,00005388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192392233293504">
            <text:p>0,00192392</text:p>
          </table:table-cell>
          <table:table-cell office:value-type="float" office:value="0.0000619888305664062">
            <text:p>0,00006199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198804854881018">
            <text:p>0,00198805</text:p>
          </table:table-cell>
          <table:table-cell office:value-type="float" office:value="0.0000588893890380859">
            <text:p>0,00005889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205193250440061">
            <text:p>0,00205193</text:p>
          </table:table-cell>
          <table:table-cell office:value-type="float" office:value="0.000064849853515625">
            <text:p>0,00006485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209509383421391">
            <text:p>0,00209509</text:p>
          </table:table-cell>
          <table:table-cell office:value-type="float" office:value="0.0000629425048828125">
            <text:p>0,00006294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222400622442365">
            <text:p>0,00222401</text:p>
          </table:table-cell>
          <table:table-cell office:value-type="float" office:value="0.0000660419464111328">
            <text:p>0,00006604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218794029206038">
            <text:p>0,00218794</text:p>
          </table:table-cell>
          <table:table-cell office:value-type="float" office:value="0.0000679492950439453">
            <text:p>0,00006795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246401701588184">
            <text:p>0,00246402</text:p>
          </table:table-cell>
          <table:table-cell office:value-type="float" office:value="0.0000669956207275391">
            <text:p>0,0000670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240109022706747">
            <text:p>0,00240109</text:p>
          </table:table-cell>
          <table:table-cell office:value-type="float" office:value="0.0000691413879394531">
            <text:p>0,00006914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248188350815326">
            <text:p>0,00248188</text:p>
          </table:table-cell>
          <table:table-cell office:value-type="float" office:value="0.0000729560852050781">
            <text:p>0,00007296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246488803531975">
            <text:p>0,00246489</text:p>
          </table:table-cell>
          <table:table-cell office:value-type="float" office:value="0.0000791549682617187">
            <text:p>0,00007915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255699164699763">
            <text:p>0,00255699</text:p>
          </table:table-cell>
          <table:table-cell office:value-type="float" office:value="0.0000751018524169922">
            <text:p>0,0000751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266206299420446">
            <text:p>0,00266206</text:p>
          </table:table-cell>
          <table:table-cell office:value-type="float" office:value="0.0000770092010498047">
            <text:p>0,00007701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273911887779832">
            <text:p>0,00273912</text:p>
          </table:table-cell>
          <table:table-cell office:value-type="float" office:value="0.0000870227813720703">
            <text:p>0,00008702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279401370789856">
            <text:p>0,00279401</text:p>
          </table:table-cell>
          <table:table-cell office:value-type="float" office:value="0.0000820159912109375">
            <text:p>0,00008202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292389874812216">
            <text:p>0,00292390</text:p>
          </table:table-cell>
          <table:table-cell office:value-type="float" office:value="0.0000820159912109375">
            <text:p>0,00008202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291500706225634">
            <text:p>0,00291501</text:p>
          </table:table-cell>
          <table:table-cell office:value-type="float" office:value="0.0000951290130615234">
            <text:p>0,00009513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314891757443547">
            <text:p>0,00314892</text:p>
          </table:table-cell>
          <table:table-cell office:value-type="float" office:value="0.0000858306884765625">
            <text:p>0,00008583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316895148716867">
            <text:p>0,00316895</text:p>
          </table:table-cell>
          <table:table-cell office:value-type="float" office:value="0.0000889301300048828">
            <text:p>0,00008893</text:p>
          </table:table-cell>
          <table:table-cell office:value-type="float" office:value="0.003">
            <text:p>0,003000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316588080022484">
            <text:p>0,00316588</text:p>
          </table:table-cell>
          <table:table-cell office:value-type="float" office:value="0.0000920295715332031">
            <text:p>0,00009203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321607943624258">
            <text:p>0,00321608</text:p>
          </table:table-cell>
          <table:table-cell office:value-type="float" office:value="0.0000929832458496094">
            <text:p>0,00009298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333991681691259">
            <text:p>0,00333992</text:p>
          </table:table-cell>
          <table:table-cell office:value-type="float" office:value="0.0000941753387451172">
            <text:p>0,00009418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329494476318359">
            <text:p>0,00329494</text:p>
          </table:table-cell>
          <table:table-cell office:value-type="float" office:value="0.0000960826873779297">
            <text:p>0,00009608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332292052917182">
            <text:p>0,00332292</text:p>
          </table:table-cell>
          <table:table-cell office:value-type="float" office:value="0.000105142593383789">
            <text:p>0,00010514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347908679395914">
            <text:p>0,00347909</text:p>
          </table:table-cell>
          <table:table-cell office:value-type="float" office:value="0.000100135803222656">
            <text:p>0,00010014</text:p>
          </table:table-cell>
          <table:table-cell office:value-type="float" office:value="0.003">
            <text:p>0,0030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35228815395385">
            <text:p>0,00352288</text:p>
          </table:table-cell>
          <table:table-cell office:value-type="float" office:value="0.000108957290649414">
            <text:p>0,00010896</text:p>
          </table:table-cell>
          <table:table-cell office:value-type="float" office:value="0.003">
            <text:p>0,0030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odelo Kalker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teraciones</text:p>
          </table:table-cell>
          <table:table-cell office:value-type="string">
            <text:p>Octave</text:p>
          </table:table-cell>
          <table:table-cell office:value-type="string">
            <text:p>Python</text:p>
          </table:table-cell>
          <table:table-cell office:value-type="string">
            <text:p>Scilab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0.00865405157674104">
            <text:p>0,0086540516</text:p>
          </table:table-cell>
          <table:table-cell table:style-name="ce2" office:value-type="float" office:value="0.00000214576721191406">
            <text:p>2,15E-006</text:p>
          </table:table-cell>
          <table:table-cell table:style-name="Default" office:value-type="float" office:value="0.015">
            <text:p>0,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0.0164840104989708">
            <text:p>0,0164840105</text:p>
          </table:table-cell>
          <table:table-cell table:style-name="ce2" office:value-type="float" office:value="0.00361013412475586">
            <text:p>3,61E-003</text:p>
          </table:table-cell>
          <table:table-cell table:style-name="Default" office:value-type="float" office:value="0.026">
            <text:p>0,02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0.0245149051770568">
            <text:p>0,0245149052</text:p>
          </table:table-cell>
          <table:table-cell table:style-name="ce2" office:value-type="float" office:value="0.00649499893188477">
            <text:p>6,49E-003</text:p>
          </table:table-cell>
          <table:table-cell table:style-name="Default" office:value-type="float" office:value="0.04">
            <text:p>0,0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0.0328141044592485">
            <text:p>0,0328141045</text:p>
          </table:table-cell>
          <table:table-cell table:style-name="ce2" office:value-type="float" office:value="0.00967097282409668">
            <text:p>9,67E-003</text:p>
          </table:table-cell>
          <table:table-cell table:style-name="Default" office:value-type="float" office:value="0.053">
            <text:p>0,05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0.0408798941643909">
            <text:p>0,0408798942</text:p>
          </table:table-cell>
          <table:table-cell table:style-name="ce2" office:value-type="float" office:value="0.0130069255828857">
            <text:p>1,30E-002</text:p>
          </table:table-cell>
          <table:table-cell table:style-name="Default" office:value-type="float" office:value="0.067">
            <text:p>0,06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0.0489268860546872">
            <text:p>0,0489268861</text:p>
          </table:table-cell>
          <table:table-cell table:style-name="ce2" office:value-type="float" office:value="0.0160720348358154">
            <text:p>1,61E-002</text:p>
          </table:table-cell>
          <table:table-cell table:style-name="Default" office:value-type="float" office:value="0.079">
            <text:p>0,07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0.057236002990976">
            <text:p>0,057236003</text:p>
          </table:table-cell>
          <table:table-cell table:style-name="ce2" office:value-type="float" office:value="0.0193331241607666">
            <text:p>1,93E-002</text:p>
          </table:table-cell>
          <table:table-cell table:style-name="Default" office:value-type="float" office:value="0.093">
            <text:p>0,09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0.0653791165677831">
            <text:p>0,0653791166</text:p>
          </table:table-cell>
          <table:table-cell table:style-name="ce2" office:value-type="float" office:value="0.0222890377044678">
            <text:p>2,23E-002</text:p>
          </table:table-cell>
          <table:table-cell table:style-name="Default" office:value-type="float" office:value="0.106">
            <text:p>0,10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0.0735240204958245">
            <text:p>0,0735240205</text:p>
          </table:table-cell>
          <table:table-cell table:style-name="ce2" office:value-type="float" office:value="0.0252759456634521">
            <text:p>2,53E-002</text:p>
          </table:table-cell>
          <table:table-cell table:style-name="Default" office:value-type="float" office:value="0.119">
            <text:p>0,1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0.0819130821619183">
            <text:p>0,0819130822</text:p>
          </table:table-cell>
          <table:table-cell table:style-name="ce2" office:value-type="float" office:value="0.0287301540374756">
            <text:p>2,87E-002</text:p>
          </table:table-cell>
          <table:table-cell table:style-name="Default" office:value-type="float" office:value="0.134">
            <text:p>0,1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0.0903100753203034">
            <text:p>0,0903100753</text:p>
          </table:table-cell>
          <table:table-cell table:style-name="ce2" office:value-type="float" office:value="0.0317058563232422">
            <text:p>3,17E-002</text:p>
          </table:table-cell>
          <table:table-cell table:style-name="Default" office:value-type="float" office:value="0.145">
            <text:p>0,1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0.0980770741589368">
            <text:p>0,0980770742</text:p>
          </table:table-cell>
          <table:table-cell table:style-name="ce2" office:value-type="float" office:value="0.0347111225128174">
            <text:p>3,47E-002</text:p>
          </table:table-cell>
          <table:table-cell table:style-name="Default" office:value-type="float" office:value="0.158">
            <text:p>0,15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0.106575043173507">
            <text:p>0,1065750432</text:p>
          </table:table-cell>
          <table:table-cell table:style-name="ce2" office:value-type="float" office:value="0.0381710529327393">
            <text:p>3,82E-002</text:p>
          </table:table-cell>
          <table:table-cell table:style-name="Default" office:value-type="float" office:value="0.173">
            <text:p>0,1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0.114188031293452">
            <text:p>0,1141880313</text:p>
          </table:table-cell>
          <table:table-cell table:style-name="ce2" office:value-type="float" office:value="0.0415558815002441">
            <text:p>4,16E-002</text:p>
          </table:table-cell>
          <table:table-cell table:style-name="Default" office:value-type="float" office:value="0.185">
            <text:p>0,1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0.118151012458838">
            <text:p>0,1181510125</text:p>
          </table:table-cell>
          <table:table-cell table:style-name="ce2" office:value-type="float" office:value="0.0442619323730469">
            <text:p>4,43E-002</text:p>
          </table:table-cell>
          <table:table-cell table:style-name="Default" office:value-type="float" office:value="0.198">
            <text:p>0,1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float" office:value="0.126455929363146">
            <text:p>0,1264559294</text:p>
          </table:table-cell>
          <table:table-cell table:style-name="ce2" office:value-type="float" office:value="0.0476582050323486">
            <text:p>4,77E-002</text:p>
          </table:table-cell>
          <table:table-cell table:style-name="Default" office:value-type="float" office:value="0.212">
            <text:p>0,2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float" office:value="0.134381994022988">
            <text:p>0,134381994</text:p>
          </table:table-cell>
          <table:table-cell table:style-name="ce2" office:value-type="float" office:value="0.0508799552917481">
            <text:p>5,09E-002</text:p>
          </table:table-cell>
          <table:table-cell table:style-name="Default" office:value-type="float" office:value="0.225">
            <text:p>0,2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float" office:value="0.142764069372788">
            <text:p>0,1427640694</text:p>
          </table:table-cell>
          <table:table-cell table:style-name="ce2" office:value-type="float" office:value="0.0537781715393066">
            <text:p>5,38E-002</text:p>
          </table:table-cell>
          <table:table-cell table:style-name="Default" office:value-type="float" office:value="0.239">
            <text:p>0,2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float" office:value="0.152163022547029">
            <text:p>0,1521630225</text:p>
          </table:table-cell>
          <table:table-cell table:style-name="ce2" office:value-type="float" office:value="0.0567359924316406">
            <text:p>5,67E-002</text:p>
          </table:table-cell>
          <table:table-cell table:style-name="Default" office:value-type="float" office:value="0.252">
            <text:p>0,2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0.161245086230338">
            <text:p>0,1612450862</text:p>
          </table:table-cell>
          <table:table-cell table:style-name="ce2" office:value-type="float" office:value="0.0601849555969238">
            <text:p>6,02E-002</text:p>
          </table:table-cell>
          <table:table-cell table:style-name="Default" office:value-type="float" office:value="0.262">
            <text:p>0,2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float" office:value="0.167935044970363">
            <text:p>0,167935045</text:p>
          </table:table-cell>
          <table:table-cell table:style-name="ce2" office:value-type="float" office:value="0.0631210803985596">
            <text:p>6,31E-002</text:p>
          </table:table-cell>
          <table:table-cell table:style-name="Default" office:value-type="float" office:value="0.275">
            <text:p>0,2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Default" office:value-type="float" office:value="0.175120091531426">
            <text:p>0,1751200915</text:p>
          </table:table-cell>
          <table:table-cell table:style-name="ce2" office:value-type="float" office:value="0.0665130615234375">
            <text:p>6,65E-002</text:p>
          </table:table-cell>
          <table:table-cell table:style-name="Default" office:value-type="float" office:value="0.288">
            <text:p>0,28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Default" office:value-type="float" office:value="0.182643981766887">
            <text:p>0,1826439818</text:p>
          </table:table-cell>
          <table:table-cell table:style-name="ce2" office:value-type="float" office:value="0.0697829723358154">
            <text:p>6,98E-002</text:p>
          </table:table-cell>
          <table:table-cell table:style-name="Default" office:value-type="float" office:value="0.301">
            <text:p>0,3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float" office:value="0.192724995082244">
            <text:p>0,1927249951</text:p>
          </table:table-cell>
          <table:table-cell table:style-name="ce2" office:value-type="float" office:value="0.0726730823516846">
            <text:p>7,27E-002</text:p>
          </table:table-cell>
          <table:table-cell table:style-name="Default" office:value-type="float" office:value="0.315">
            <text:p>0,3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Default" office:value-type="float" office:value="0.202838015044108">
            <text:p>0,202838015</text:p>
          </table:table-cell>
          <table:table-cell table:style-name="ce2" office:value-type="float" office:value="0.075922966003418">
            <text:p>7,59E-002</text:p>
          </table:table-cell>
          <table:table-cell table:style-name="Default" office:value-type="float" office:value="0.327">
            <text:p>0,32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Default" office:value-type="float" office:value="0.208237056154758">
            <text:p>0,2082370562</text:p>
          </table:table-cell>
          <table:table-cell table:style-name="ce2" office:value-type="float" office:value="0.0790059566497803">
            <text:p>7,90E-002</text:p>
          </table:table-cell>
          <table:table-cell table:style-name="Default" office:value-type="float" office:value="0.341">
            <text:p>0,3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Default" office:value-type="float" office:value="0.217023047734983">
            <text:p>0,2170230477</text:p>
          </table:table-cell>
          <table:table-cell table:style-name="ce2" office:value-type="float" office:value="0.0823581218719482">
            <text:p>8,24E-002</text:p>
          </table:table-cell>
          <table:table-cell table:style-name="Default" office:value-type="float" office:value="0.354">
            <text:p>0,35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Default" office:value-type="float" office:value="0.224693889729679">
            <text:p>0,2246938897</text:p>
          </table:table-cell>
          <table:table-cell table:style-name="ce2" office:value-type="float" office:value="0.0856308937072754">
            <text:p>8,56E-002</text:p>
          </table:table-cell>
          <table:table-cell table:style-name="Default" office:value-type="float" office:value="0.367">
            <text:p>0,3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Default" office:value-type="float" office:value="0.233727897400968">
            <text:p>0,2337278974</text:p>
          </table:table-cell>
          <table:table-cell table:style-name="ce2" office:value-type="float" office:value="0.0885109901428223">
            <text:p>8,85E-002</text:p>
          </table:table-cell>
          <table:table-cell table:style-name="Default" office:value-type="float" office:value="0.379">
            <text:p>0,37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float" office:value="0.239723017322831">
            <text:p>0,2397230173</text:p>
          </table:table-cell>
          <table:table-cell table:style-name="ce2" office:value-type="float" office:value="0.0914371013641357">
            <text:p>9,14E-002</text:p>
          </table:table-cell>
          <table:table-cell table:style-name="Default" office:value-type="float" office:value="0.393">
            <text:p>0,39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Default" office:value-type="float" office:value="0.249449998955242">
            <text:p>0,249449999</text:p>
          </table:table-cell>
          <table:table-cell table:style-name="ce2" office:value-type="float" office:value="0.0947649478912354">
            <text:p>9,48E-002</text:p>
          </table:table-cell>
          <table:table-cell table:style-name="Default" office:value-type="float" office:value="0.405">
            <text:p>0,4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Default" office:value-type="float" office:value="0.259944995283149">
            <text:p>0,2599449953</text:p>
          </table:table-cell>
          <table:table-cell table:style-name="ce2" office:value-type="float" office:value="0.0991561412811279">
            <text:p>9,92E-002</text:p>
          </table:table-cell>
          <table:table-cell table:style-name="Default" office:value-type="float" office:value="0.419">
            <text:p>0,4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Default" office:value-type="float" office:value="0.267282048938796">
            <text:p>0,2672820489</text:p>
          </table:table-cell>
          <table:table-cell table:style-name="ce2" office:value-type="float" office:value="0.103191137313843">
            <text:p>1,03E-001</text:p>
          </table:table-cell>
          <table:table-cell table:style-name="Default" office:value-type="float" office:value="0.432">
            <text:p>0,43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Default" office:value-type="float" office:value="0.28039297205396">
            <text:p>0,2803929721</text:p>
          </table:table-cell>
          <table:table-cell table:style-name="ce2" office:value-type="float" office:value="0.105934143066406">
            <text:p>1,06E-001</text:p>
          </table:table-cell>
          <table:table-cell table:style-name="Default" office:value-type="float" office:value="0.445">
            <text:p>0,44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Default" office:value-type="float" office:value="0.286901950719766">
            <text:p>0,2869019507</text:p>
          </table:table-cell>
          <table:table-cell table:style-name="ce2" office:value-type="float" office:value="0.109309911727905">
            <text:p>1,09E-001</text:p>
          </table:table-cell>
          <table:table-cell table:style-name="Default" office:value-type="float" office:value="0.459">
            <text:p>0,45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Default" office:value-type="float" office:value="0.293765978305601">
            <text:p>0,2937659783</text:p>
          </table:table-cell>
          <table:table-cell table:style-name="ce2" office:value-type="float" office:value="0.112591028213501">
            <text:p>1,13E-001</text:p>
          </table:table-cell>
          <table:table-cell table:style-name="Default" office:value-type="float" office:value="0.47">
            <text:p>0,4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Default" office:value-type="float" office:value="0.301077953423373">
            <text:p>0,3010779534</text:p>
          </table:table-cell>
          <table:table-cell table:style-name="ce2" office:value-type="float" office:value="0.115511178970337">
            <text:p>1,16E-001</text:p>
          </table:table-cell>
          <table:table-cell table:style-name="Default" office:value-type="float" office:value="0.485">
            <text:p>0,48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Default" office:value-type="float" office:value="0.308879099437036">
            <text:p>0,3088790994</text:p>
          </table:table-cell>
          <table:table-cell table:style-name="ce2" office:value-type="float" office:value="0.11832594871521">
            <text:p>1,18E-001</text:p>
          </table:table-cell>
          <table:table-cell table:style-name="Default" office:value-type="float" office:value="0.497">
            <text:p>0,49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Default" office:value-type="float" office:value="0.315023966017179">
            <text:p>0,315023966</text:p>
          </table:table-cell>
          <table:table-cell table:style-name="ce2" office:value-type="float" office:value="0.121635913848877">
            <text:p>1,22E-001</text:p>
          </table:table-cell>
          <table:table-cell table:style-name="Default" office:value-type="float" office:value="0.51">
            <text:p>0,5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Default" office:value-type="float" office:value="0.324983005644754">
            <text:p>0,3249830056</text:p>
          </table:table-cell>
          <table:table-cell table:style-name="ce2" office:value-type="float" office:value="0.124688863754272">
            <text:p>1,25E-001</text:p>
          </table:table-cell>
          <table:table-cell table:style-name="Default" office:value-type="float" office:value="0.525">
            <text:p>0,52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Default" office:value-type="float" office:value="0.33288008114323">
            <text:p>0,3328800811</text:p>
          </table:table-cell>
          <table:table-cell table:style-name="ce2" office:value-type="float" office:value="0.126917123794556">
            <text:p>1,27E-001</text:p>
          </table:table-cell>
          <table:table-cell table:style-name="Default" office:value-type="float" office:value="0.536">
            <text:p>0,53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Default" office:value-type="float" office:value="0.340063103009015">
            <text:p>0,340063103</text:p>
          </table:table-cell>
          <table:table-cell table:style-name="ce2" office:value-type="float" office:value="0.129975080490112">
            <text:p>1,30E-001</text:p>
          </table:table-cell>
          <table:table-cell table:style-name="Default" office:value-type="float" office:value="0.551">
            <text:p>0,55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Default" office:value-type="float" office:value="0.342434109770693">
            <text:p>0,3424341098</text:p>
          </table:table-cell>
          <table:table-cell table:style-name="ce2" office:value-type="float" office:value="0.133076906204224">
            <text:p>1,33E-001</text:p>
          </table:table-cell>
          <table:table-cell table:style-name="Default" office:value-type="float" office:value="0.563">
            <text:p>0,56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Default" office:value-type="float" office:value="0.352783992770128">
            <text:p>0,3527839928</text:p>
          </table:table-cell>
          <table:table-cell table:style-name="ce2" office:value-type="float" office:value="0.136240005493164">
            <text:p>1,36E-001</text:p>
          </table:table-cell>
          <table:table-cell table:style-name="Default" office:value-type="float" office:value="0.575">
            <text:p>0,5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Default" office:value-type="float" office:value="0.363897885079496">
            <text:p>0,3638978851</text:p>
          </table:table-cell>
          <table:table-cell table:style-name="ce2" office:value-type="float" office:value="0.139190912246704">
            <text:p>1,39E-001</text:p>
          </table:table-cell>
          <table:table-cell table:style-name="Default" office:value-type="float" office:value="0.581">
            <text:p>0,58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Default" office:value-type="float" office:value="0.371245936839841">
            <text:p>0,3712459368</text:p>
          </table:table-cell>
          <table:table-cell table:style-name="ce2" office:value-type="float" office:value="0.142601013183594">
            <text:p>1,43E-001</text:p>
          </table:table-cell>
          <table:table-cell table:style-name="Default" office:value-type="float" office:value="0.595">
            <text:p>0,59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Default" office:value-type="float" office:value="0.379318933235481">
            <text:p>0,3793189332</text:p>
          </table:table-cell>
          <table:table-cell table:style-name="ce2" office:value-type="float" office:value="0.14596700668335">
            <text:p>1,46E-001</text:p>
          </table:table-cell>
          <table:table-cell table:style-name="Default" office:value-type="float" office:value="0.607">
            <text:p>0,60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Default" office:value-type="float" office:value="0.387230106745847">
            <text:p>0,3872301067</text:p>
          </table:table-cell>
          <table:table-cell table:style-name="ce2" office:value-type="float" office:value="0.148850917816162">
            <text:p>1,49E-001</text:p>
          </table:table-cell>
          <table:table-cell table:style-name="Default" office:value-type="float" office:value="0.62">
            <text:p>0,6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Default" office:value-type="float" office:value="0.389768062508665">
            <text:p>0,3897680625</text:p>
          </table:table-cell>
          <table:table-cell table:style-name="ce2" office:value-type="float" office:value="0.151819944381714">
            <text:p>1,52E-001</text:p>
          </table:table-cell>
          <table:table-cell table:style-name="Default" office:value-type="float" office:value="0.633">
            <text:p>0,6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float" office:value="0.399627034552395">
            <text:p>0,3996270346</text:p>
          </table:table-cell>
          <table:table-cell table:style-name="ce2" office:value-type="float" office:value="0.154984951019287">
            <text:p>1,55E-001</text:p>
          </table:table-cell>
          <table:table-cell table:style-name="Default" office:value-type="float" office:value="0.645">
            <text:p>0,6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odelo Kalke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teraciones</text:p>
          </table:table-cell>
          <table:table-cell office:value-type="string">
            <text:p>Octave</text:p>
          </table:table-cell>
          <table:table-cell office:value-type="string">
            <text:p>Python</text:p>
          </table:table-cell>
          <table:table-cell office:value-type="string">
            <text:p>Scilab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2.24191905255429">
            <text:p>2,2419190526</text:p>
          </table:table-cell>
          <table:table-cell table:style-name="ce2" office:value-type="float" office:value="0.0000019073486328125">
            <text:p>1,91E-006</text:p>
          </table:table-cell>
          <table:table-cell table:style-name="Default" office:value-type="float" office:value="0.545">
            <text:p>0,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4.58060410013422">
            <text:p>4,5806041001</text:p>
          </table:table-cell>
          <table:table-cell table:style-name="ce2" office:value-type="float" office:value="1.07937598228455">
            <text:p>1,08E+000</text:p>
          </table:table-cell>
          <table:table-cell table:style-name="Default" office:value-type="float" office:value="1.071">
            <text:p>1,07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6.83986211032607">
            <text:p>6,8398621103</text:p>
          </table:table-cell>
          <table:table-cell table:style-name="ce2" office:value-type="float" office:value="2.16703581809998">
            <text:p>2,17E+000</text:p>
          </table:table-cell>
          <table:table-cell table:style-name="Default" office:value-type="float" office:value="1.615">
            <text:p>1,61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9.11553404456936">
            <text:p>9,1155340446</text:p>
          </table:table-cell>
          <table:table-cell table:style-name="ce2" office:value-type="float" office:value="3.24780511856079">
            <text:p>3,25E+000</text:p>
          </table:table-cell>
          <table:table-cell table:style-name="Default" office:value-type="float" office:value="2.137">
            <text:p>2,13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11.1939110480016">
            <text:p>11,193911048</text:p>
          </table:table-cell>
          <table:table-cell table:style-name="ce2" office:value-type="float" office:value="4.3569769859314">
            <text:p>4,36E+000</text:p>
          </table:table-cell>
          <table:table-cell table:style-name="Default" office:value-type="float" office:value="2.7">
            <text:p>2,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3.7009549358627">
            <text:p>13,7009549359</text:p>
          </table:table-cell>
          <table:table-cell table:style-name="ce2" office:value-type="float" office:value="5.44565105438232">
            <text:p>5,45E+000</text:p>
          </table:table-cell>
          <table:table-cell table:style-name="Default" office:value-type="float" office:value="3.252">
            <text:p>3,25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6.0365579733625">
            <text:p>16,0365579734</text:p>
          </table:table-cell>
          <table:table-cell table:style-name="ce2" office:value-type="float" office:value="6.48713779449463">
            <text:p>6,49E+000</text:p>
          </table:table-cell>
          <table:table-cell table:style-name="Default" office:value-type="float" office:value="3.733">
            <text:p>3,73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8.1824820393231">
            <text:p>18,1824820393</text:p>
          </table:table-cell>
          <table:table-cell table:style-name="ce2" office:value-type="float" office:value="7.61553907394409">
            <text:p>7,62E+000</text:p>
          </table:table-cell>
          <table:table-cell table:style-name="Default" office:value-type="float" office:value="4.343">
            <text:p>4,34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20.5854499486741">
            <text:p>20,5854499487</text:p>
          </table:table-cell>
          <table:table-cell table:style-name="ce2" office:value-type="float" office:value="8.65385890007019">
            <text:p>8,65E+000</text:p>
          </table:table-cell>
          <table:table-cell table:style-name="Default" office:value-type="float" office:value="4.854">
            <text:p>4,8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2.8816070606699">
            <text:p>22,8816070607</text:p>
          </table:table-cell>
          <table:table-cell table:style-name="ce2" office:value-type="float" office:value="9.73317289352417">
            <text:p>9,73E+000</text:p>
          </table:table-cell>
          <table:table-cell table:style-name="Default" office:value-type="float" office:value="5.364">
            <text:p>5,3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5.021061050822">
            <text:p>25,0210610508</text:p>
          </table:table-cell>
          <table:table-cell table:style-name="ce2" office:value-type="float" office:value="10.9019751548767">
            <text:p>1,09E+001</text:p>
          </table:table-cell>
          <table:table-cell table:style-name="Default" office:value-type="float" office:value="5.953">
            <text:p>5,9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27.3800679419655">
            <text:p>27,380067942</text:p>
          </table:table-cell>
          <table:table-cell table:style-name="ce2" office:value-type="float" office:value="11.9697890281677">
            <text:p>1,20E+001</text:p>
          </table:table-cell>
          <table:table-cell table:style-name="Default" office:value-type="float" office:value="6.457">
            <text:p>6,4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29.6461649574339">
            <text:p>29,6461649574</text:p>
          </table:table-cell>
          <table:table-cell table:style-name="ce2" office:value-type="float" office:value="12.9987859725952">
            <text:p>1,30E+001</text:p>
          </table:table-cell>
          <table:table-cell table:style-name="Default" office:value-type="float" office:value="7.012">
            <text:p>7,0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31.6634150019381">
            <text:p>31,6634150019</text:p>
          </table:table-cell>
          <table:table-cell table:style-name="ce2" office:value-type="float" office:value="14.1143300533295">
            <text:p>1,41E+001</text:p>
          </table:table-cell>
          <table:table-cell table:style-name="Default" office:value-type="float" office:value="7.584">
            <text:p>7,5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33.9088688968914">
            <text:p>33,9088688969</text:p>
          </table:table-cell>
          <table:table-cell table:style-name="ce2" office:value-type="float" office:value="15.2103159427643">
            <text:p>1,52E+001</text:p>
          </table:table-cell>
          <table:table-cell table:style-name="Default" office:value-type="float" office:value="8.086">
            <text:p>8,08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float" office:value="36.2710031183669">
            <text:p>36,2710031184</text:p>
          </table:table-cell>
          <table:table-cell table:style-name="ce2" office:value-type="float" office:value="16.3344831466675">
            <text:p>1,63E+001</text:p>
          </table:table-cell>
          <table:table-cell table:style-name="Default" office:value-type="float" office:value="8.677">
            <text:p>8,67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float" office:value="38.3629030104494">
            <text:p>38,3629030104</text:p>
          </table:table-cell>
          <table:table-cell table:style-name="ce2" office:value-type="float" office:value="17.432186126709">
            <text:p>1,74E+001</text:p>
          </table:table-cell>
          <table:table-cell table:style-name="Default" office:value-type="float" office:value="9.155">
            <text:p>9,1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float" office:value="38.2522309044143">
            <text:p>38,2522309044</text:p>
          </table:table-cell>
          <table:table-cell table:style-name="ce2" office:value-type="float" office:value="18.443540096283">
            <text:p>1,84E+001</text:p>
          </table:table-cell>
          <table:table-cell table:style-name="Default" office:value-type="float" office:value="9.677">
            <text:p>9,67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float" office:value="40.3990459203487">
            <text:p>40,3990459203</text:p>
          </table:table-cell>
          <table:table-cell table:style-name="ce2" office:value-type="float" office:value="19.5291130542755">
            <text:p>1,95E+001</text:p>
          </table:table-cell>
          <table:table-cell table:style-name="Default" office:value-type="float" office:value="10.193">
            <text:p>10,1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41.8351019051625">
            <text:p>41,8351019052</text:p>
          </table:table-cell>
          <table:table-cell table:style-name="ce2" office:value-type="float" office:value="20.6987340450287">
            <text:p>2,07E+001</text:p>
          </table:table-cell>
          <table:table-cell table:style-name="Default" office:value-type="float" office:value="10.81">
            <text:p>10,8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float" office:value="44.286977076903">
            <text:p>44,2869770769</text:p>
          </table:table-cell>
          <table:table-cell table:style-name="ce2" office:value-type="float" office:value="21.7594730854034">
            <text:p>2,18E+001</text:p>
          </table:table-cell>
          <table:table-cell table:style-name="Default" office:value-type="float" office:value="11.313">
            <text:p>11,3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Default" office:value-type="float" office:value="46.1369080948643">
            <text:p>46,1369080949</text:p>
          </table:table-cell>
          <table:table-cell table:style-name="ce2" office:value-type="float" office:value="22.8401010036468">
            <text:p>2,28E+001</text:p>
          </table:table-cell>
          <table:table-cell table:style-name="Default" office:value-type="float" office:value="11.84">
            <text:p>11,8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Default" office:value-type="float" office:value="47.6011429715436">
            <text:p>47,6011429715</text:p>
          </table:table-cell>
          <table:table-cell table:style-name="ce2" office:value-type="float" office:value="23.8711290359497">
            <text:p>2,39E+001</text:p>
          </table:table-cell>
          <table:table-cell table:style-name="Default" office:value-type="float" office:value="12.343">
            <text:p>12,34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float" office:value="50.4752279320965">
            <text:p>50,4752279321</text:p>
          </table:table-cell>
          <table:table-cell table:style-name="ce2" office:value-type="float" office:value="24.9404320716858">
            <text:p>2,49E+001</text:p>
          </table:table-cell>
          <table:table-cell table:style-name="Default" office:value-type="float" office:value="12.901">
            <text:p>12,9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Default" office:value-type="float" office:value="52.3423670439515">
            <text:p>52,342367044</text:p>
          </table:table-cell>
          <table:table-cell table:style-name="ce2" office:value-type="float" office:value="26.107088804245">
            <text:p>2,61E+001</text:p>
          </table:table-cell>
          <table:table-cell table:style-name="Default" office:value-type="float" office:value="13.445">
            <text:p>13,4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Default" office:value-type="float" office:value="54.3915719572688">
            <text:p>54,3915719573</text:p>
          </table:table-cell>
          <table:table-cell table:style-name="ce2" office:value-type="float" office:value="27.1499109268188">
            <text:p>2,71E+001</text:p>
          </table:table-cell>
          <table:table-cell table:style-name="Default" office:value-type="float" office:value="13.997">
            <text:p>13,99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Default" office:value-type="float" office:value="56.6172970321495">
            <text:p>56,6172970321</text:p>
          </table:table-cell>
          <table:table-cell table:style-name="ce2" office:value-type="float" office:value="28.4098010063171">
            <text:p>2,84E+001</text:p>
          </table:table-cell>
          <table:table-cell table:style-name="Default" office:value-type="float" office:value="14.456">
            <text:p>14,45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Default" office:value-type="float" office:value="58.7383349947631">
            <text:p>58,7383349948</text:p>
          </table:table-cell>
          <table:table-cell table:style-name="ce2" office:value-type="float" office:value="29.4788379669189">
            <text:p>2,95E+001</text:p>
          </table:table-cell>
          <table:table-cell table:style-name="Default" office:value-type="float" office:value="14.926">
            <text:p>14,92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Default" office:value-type="float" office:value="60.8892630840419">
            <text:p>60,889263084</text:p>
          </table:table-cell>
          <table:table-cell table:style-name="ce2" office:value-type="float" office:value="30.4683039188385">
            <text:p>3,05E+001</text:p>
          </table:table-cell>
          <table:table-cell table:style-name="Default" office:value-type="float" office:value="15.571">
            <text:p>15,57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float" office:value="62.7931379303336">
            <text:p>62,7931379303</text:p>
          </table:table-cell>
          <table:table-cell table:style-name="ce2" office:value-type="float" office:value="31.4924559593201">
            <text:p>3,15E+001</text:p>
          </table:table-cell>
          <table:table-cell table:style-name="Default" office:value-type="float" office:value="16.07">
            <text:p>16,0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Default" office:value-type="float" office:value="64.9032669108128">
            <text:p>64,9032669108</text:p>
          </table:table-cell>
          <table:table-cell table:style-name="ce2" office:value-type="float" office:value="32.5210380554199">
            <text:p>3,25E+001</text:p>
          </table:table-cell>
          <table:table-cell table:style-name="Default" office:value-type="float" office:value="16.528">
            <text:p>16,52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Default" office:value-type="float" office:value="67.6453109325375">
            <text:p>67,6453109325</text:p>
          </table:table-cell>
          <table:table-cell table:style-name="ce2" office:value-type="float" office:value="33.5215210914612">
            <text:p>3,35E+001</text:p>
          </table:table-cell>
          <table:table-cell table:style-name="Default" office:value-type="float" office:value="17.173">
            <text:p>17,17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Default" office:value-type="float" office:value="68.8503129200544">
            <text:p>68,8503129201</text:p>
          </table:table-cell>
          <table:table-cell table:style-name="ce2" office:value-type="float" office:value="34.756148815155">
            <text:p>3,48E+001</text:p>
          </table:table-cell>
          <table:table-cell table:style-name="Default" office:value-type="float" office:value="17.731">
            <text:p>17,73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Default" office:value-type="float" office:value="71.2933970133308">
            <text:p>71,2933970133</text:p>
          </table:table-cell>
          <table:table-cell table:style-name="ce2" office:value-type="float" office:value="36.0553340911865">
            <text:p>3,61E+001</text:p>
          </table:table-cell>
          <table:table-cell table:style-name="Default" office:value-type="float" office:value="18.22">
            <text:p>18,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Default" office:value-type="float" office:value="73.3247201184277">
            <text:p>73,3247201184</text:p>
          </table:table-cell>
          <table:table-cell table:style-name="ce2" office:value-type="float" office:value="37.108519077301">
            <text:p>3,71E+001</text:p>
          </table:table-cell>
          <table:table-cell table:style-name="Default" office:value-type="float" office:value="18.768">
            <text:p>18,76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Default" office:value-type="float" office:value="75.4259140751092">
            <text:p>75,4259140751</text:p>
          </table:table-cell>
          <table:table-cell table:style-name="ce2" office:value-type="float" office:value="38.212819814682">
            <text:p>3,82E+001</text:p>
          </table:table-cell>
          <table:table-cell table:style-name="Default" office:value-type="float" office:value="19.37">
            <text:p>19,3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Default" office:value-type="float" office:value="78.4560749445809">
            <text:p>78,4560749446</text:p>
          </table:table-cell>
          <table:table-cell table:style-name="ce2" office:value-type="float" office:value="39.2460081577301">
            <text:p>3,92E+001</text:p>
          </table:table-cell>
          <table:table-cell table:style-name="Default" office:value-type="float" office:value="19.926">
            <text:p>19,92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Default" office:value-type="float" office:value="79.9518940211274">
            <text:p>79,9518940211</text:p>
          </table:table-cell>
          <table:table-cell table:style-name="ce2" office:value-type="float" office:value="40.3845820426941">
            <text:p>4,04E+001</text:p>
          </table:table-cell>
          <table:table-cell table:style-name="Default" office:value-type="float" office:value="20.382">
            <text:p>20,38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Default" office:value-type="float" office:value="82.7543679471128">
            <text:p>82,7543679471</text:p>
          </table:table-cell>
          <table:table-cell table:style-name="ce2" office:value-type="float" office:value="41.2704408168793">
            <text:p>4,13E+001</text:p>
          </table:table-cell>
          <table:table-cell table:style-name="Default" office:value-type="float" office:value="21.026">
            <text:p>21,02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Default" office:value-type="float" office:value="84.7968780042138">
            <text:p>84,7968780042</text:p>
          </table:table-cell>
          <table:table-cell table:style-name="ce2" office:value-type="float" office:value="42.4225640296936">
            <text:p>4,24E+001</text:p>
          </table:table-cell>
          <table:table-cell table:style-name="Default" office:value-type="float" office:value="21.412">
            <text:p>21,4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Default" office:value-type="float" office:value="86.7767109875567">
            <text:p>86,7767109876</text:p>
          </table:table-cell>
          <table:table-cell table:style-name="ce2" office:value-type="float" office:value="43.7465238571167">
            <text:p>4,37E+001</text:p>
          </table:table-cell>
          <table:table-cell table:style-name="Default" office:value-type="float" office:value="21.979">
            <text:p>21,97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Default" office:value-type="float" office:value="88.4315750270616">
            <text:p>88,4315750271</text:p>
          </table:table-cell>
          <table:table-cell table:style-name="ce2" office:value-type="float" office:value="44.6392152309418">
            <text:p>4,46E+001</text:p>
          </table:table-cell>
          <table:table-cell table:style-name="Default" office:value-type="float" office:value="22.456">
            <text:p>22,45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Default" office:value-type="float" office:value="90.5441871067742">
            <text:p>90,5441871068</text:p>
          </table:table-cell>
          <table:table-cell table:style-name="ce2" office:value-type="float" office:value="45.5136139392853">
            <text:p>4,55E+001</text:p>
          </table:table-cell>
          <table:table-cell table:style-name="Default" office:value-type="float" office:value="23.082">
            <text:p>23,08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Default" office:value-type="float" office:value="92.7178200008348">
            <text:p>92,7178200008</text:p>
          </table:table-cell>
          <table:table-cell table:style-name="ce2" office:value-type="float" office:value="46.8057508468628">
            <text:p>4,68E+001</text:p>
          </table:table-cell>
          <table:table-cell table:style-name="Default" office:value-type="float" office:value="23.514">
            <text:p>23,51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Default" office:value-type="float" office:value="94.8049749648198">
            <text:p>94,8049749648</text:p>
          </table:table-cell>
          <table:table-cell table:style-name="ce2" office:value-type="float" office:value="47.7414839267731">
            <text:p>4,77E+001</text:p>
          </table:table-cell>
          <table:table-cell table:style-name="Default" office:value-type="float" office:value="24.154">
            <text:p>24,15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Default" office:value-type="float" office:value="97.1481259096181">
            <text:p>97,1481259096</text:p>
          </table:table-cell>
          <table:table-cell table:style-name="ce2" office:value-type="float" office:value="48.9044058322907">
            <text:p>4,89E+001</text:p>
          </table:table-cell>
          <table:table-cell table:style-name="Default" office:value-type="float" office:value="24.75">
            <text:p>24,7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Default" office:value-type="float" office:value="99.1931030993583">
            <text:p>99,1931030994</text:p>
          </table:table-cell>
          <table:table-cell table:style-name="ce2" office:value-type="float" office:value="50.0270209312439">
            <text:p>5,00E+001</text:p>
          </table:table-cell>
          <table:table-cell table:style-name="Default" office:value-type="float" office:value="25.328">
            <text:p>25,32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Default" office:value-type="float" office:value="100.708740067435">
            <text:p>100,7087400674</text:p>
          </table:table-cell>
          <table:table-cell table:style-name="ce2" office:value-type="float" office:value="51.1729249954224">
            <text:p>5,12E+001</text:p>
          </table:table-cell>
          <table:table-cell table:style-name="Default" office:value-type="float" office:value="25.795">
            <text:p>25,79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Default" office:value-type="float" office:value="102.554433057434">
            <text:p>102,5544330574</text:p>
          </table:table-cell>
          <table:table-cell table:style-name="ce2" office:value-type="float" office:value="52.1399199962616">
            <text:p>5,21E+001</text:p>
          </table:table-cell>
          <table:table-cell table:style-name="Default" office:value-type="float" office:value="26.264">
            <text:p>26,2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float" office:value="104.98971194448">
            <text:p>104,9897119445</text:p>
          </table:table-cell>
          <table:table-cell table:style-name="ce2" office:value-type="float" office:value="53.1940031051636">
            <text:p>5,32E+001</text:p>
          </table:table-cell>
          <table:table-cell table:style-name="Default" office:value-type="float" office:value="26.875">
            <text:p>26,8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odelo S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teraciones</text:p>
          </table:table-cell>
          <table:table-cell office:value-type="string">
            <text:p>Octave</text:p>
          </table:table-cell>
          <table:table-cell office:value-type="string">
            <text:p>Python</text:p>
          </table:table-cell>
          <table:table-cell office:value-type="string">
            <text:p>Scilab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0.00905591808259487">
            <text:p>0,0090559181</text:p>
          </table:table-cell>
          <table:table-cell table:style-name="ce2" office:value-type="float" office:value="0.0000019073486328125">
            <text:p>1,91E-006</text:p>
          </table:table-cell>
          <table:table-cell table:style-name="Default" office:value-type="float" office:value="0.014">
            <text:p>0,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0.0170079095987603">
            <text:p>0,0170079096</text:p>
          </table:table-cell>
          <table:table-cell table:style-name="ce2" office:value-type="float" office:value="0.00348782539367676">
            <text:p>3,49E-003</text:p>
          </table:table-cell>
          <table:table-cell table:style-name="Default" office:value-type="float" office:value="0.027">
            <text:p>0,02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0.0252930076094344">
            <text:p>0,0252930076</text:p>
          </table:table-cell>
          <table:table-cell table:style-name="ce2" office:value-type="float" office:value="0.00681304931640625">
            <text:p>6,81E-003</text:p>
          </table:table-cell>
          <table:table-cell table:style-name="Default" office:value-type="float" office:value="0.04">
            <text:p>0,0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0.0337939230958">
            <text:p>0,0337939231</text:p>
          </table:table-cell>
          <table:table-cell table:style-name="ce2" office:value-type="float" office:value="0.00999307632446289">
            <text:p>9,99E-003</text:p>
          </table:table-cell>
          <table:table-cell table:style-name="Default" office:value-type="float" office:value="0.053">
            <text:p>0,05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0.0422089779749513">
            <text:p>0,042208978</text:p>
          </table:table-cell>
          <table:table-cell table:style-name="ce2" office:value-type="float" office:value="0.0132930278778076">
            <text:p>1,33E-002</text:p>
          </table:table-cell>
          <table:table-cell table:style-name="Default" office:value-type="float" office:value="0.066">
            <text:p>0,06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0.0507720274617896">
            <text:p>0,0507720275</text:p>
          </table:table-cell>
          <table:table-cell table:style-name="ce2" office:value-type="float" office:value="0.0163772106170654">
            <text:p>1,64E-002</text:p>
          </table:table-cell>
          <table:table-cell table:style-name="Default" office:value-type="float" office:value="0.08">
            <text:p>0,0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0.0594559203600511">
            <text:p>0,0594559204</text:p>
          </table:table-cell>
          <table:table-cell table:style-name="ce2" office:value-type="float" office:value="0.0196750164031982">
            <text:p>1,97E-002</text:p>
          </table:table-cell>
          <table:table-cell table:style-name="Default" office:value-type="float" office:value="0.093">
            <text:p>0,09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0.0672190339537337">
            <text:p>0,067219034</text:p>
          </table:table-cell>
          <table:table-cell table:style-name="ce2" office:value-type="float" office:value="0.0230238437652588">
            <text:p>2,30E-002</text:p>
          </table:table-cell>
          <table:table-cell table:style-name="Default" office:value-type="float" office:value="0.106">
            <text:p>0,10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0.074716066592373">
            <text:p>0,0747160666</text:p>
          </table:table-cell>
          <table:table-cell table:style-name="ce2" office:value-type="float" office:value="0.0264730453491211">
            <text:p>2,65E-002</text:p>
          </table:table-cell>
          <table:table-cell table:style-name="Default" office:value-type="float" office:value="0.12">
            <text:p>0,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0.0834700105478987">
            <text:p>0,0834700105</text:p>
          </table:table-cell>
          <table:table-cell table:style-name="ce2" office:value-type="float" office:value="0.029487133026123">
            <text:p>2,95E-002</text:p>
          </table:table-cell>
          <table:table-cell table:style-name="Default" office:value-type="float" office:value="0.132">
            <text:p>0,1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0.0930801060749218">
            <text:p>0,0930801061</text:p>
          </table:table-cell>
          <table:table-cell table:style-name="ce2" office:value-type="float" office:value="0.0326130390167236">
            <text:p>3,26E-002</text:p>
          </table:table-cell>
          <table:table-cell table:style-name="Default" office:value-type="float" office:value="0.146">
            <text:p>0,1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0.100434069056064">
            <text:p>0,1004340691</text:p>
          </table:table-cell>
          <table:table-cell table:style-name="ce2" office:value-type="float" office:value="0.0360820293426514">
            <text:p>3,61E-002</text:p>
          </table:table-cell>
          <table:table-cell table:style-name="Default" office:value-type="float" office:value="0.159">
            <text:p>0,15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0.108442923170514">
            <text:p>0,1084429232</text:p>
          </table:table-cell>
          <table:table-cell table:style-name="ce2" office:value-type="float" office:value="0.0393280982971191">
            <text:p>3,93E-002</text:p>
          </table:table-cell>
          <table:table-cell table:style-name="Default" office:value-type="float" office:value="0.173">
            <text:p>0,1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0.113017052412033">
            <text:p>0,1130170524</text:p>
          </table:table-cell>
          <table:table-cell table:style-name="ce2" office:value-type="float" office:value="0.0426709651947022">
            <text:p>4,27E-002</text:p>
          </table:table-cell>
          <table:table-cell table:style-name="Default" office:value-type="float" office:value="0.186">
            <text:p>0,1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0.120733112795278">
            <text:p>0,1207331128</text:p>
          </table:table-cell>
          <table:table-cell table:style-name="ce2" office:value-type="float" office:value="0.0456361770629883">
            <text:p>4,56E-002</text:p>
          </table:table-cell>
          <table:table-cell table:style-name="Default" office:value-type="float" office:value="0.198">
            <text:p>0,1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float" office:value="0.13000594987534">
            <text:p>0,1300059499</text:p>
          </table:table-cell>
          <table:table-cell table:style-name="ce2" office:value-type="float" office:value="0.048893928527832">
            <text:p>4,89E-002</text:p>
          </table:table-cell>
          <table:table-cell table:style-name="Default" office:value-type="float" office:value="0.212">
            <text:p>0,2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float" office:value="0.137595990556292">
            <text:p>0,1375959906</text:p>
          </table:table-cell>
          <table:table-cell table:style-name="ce2" office:value-type="float" office:value="0.0519509315490723">
            <text:p>5,20E-002</text:p>
          </table:table-cell>
          <table:table-cell table:style-name="Default" office:value-type="float" office:value="0.224">
            <text:p>0,22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float" office:value="0.148039073683322">
            <text:p>0,1480390737</text:p>
          </table:table-cell>
          <table:table-cell table:style-name="ce2" office:value-type="float" office:value="0.0551140308380127">
            <text:p>5,51E-002</text:p>
          </table:table-cell>
          <table:table-cell table:style-name="Default" office:value-type="float" office:value="0.239">
            <text:p>0,2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float" office:value="0.155572981806472">
            <text:p>0,1555729818</text:p>
          </table:table-cell>
          <table:table-cell table:style-name="ce2" office:value-type="float" office:value="0.0582590103149414">
            <text:p>5,83E-002</text:p>
          </table:table-cell>
          <table:table-cell table:style-name="Default" office:value-type="float" office:value="0.249">
            <text:p>0,2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0.163381021469831">
            <text:p>0,1633810215</text:p>
          </table:table-cell>
          <table:table-cell table:style-name="ce2" office:value-type="float" office:value="0.0620520114898682">
            <text:p>6,21E-002</text:p>
          </table:table-cell>
          <table:table-cell table:style-name="Default" office:value-type="float" office:value="0.263">
            <text:p>0,26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float" office:value="0.171483023092151">
            <text:p>0,1714830231</text:p>
          </table:table-cell>
          <table:table-cell table:style-name="ce2" office:value-type="float" office:value="0.0650019645690918">
            <text:p>6,50E-002</text:p>
          </table:table-cell>
          <table:table-cell table:style-name="Default" office:value-type="float" office:value="0.275">
            <text:p>0,2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Default" office:value-type="float" office:value="0.178082046099007">
            <text:p>0,1780820461</text:p>
          </table:table-cell>
          <table:table-cell table:style-name="ce2" office:value-type="float" office:value="0.0679619312286377">
            <text:p>6,80E-002</text:p>
          </table:table-cell>
          <table:table-cell table:style-name="Default" office:value-type="float" office:value="0.289">
            <text:p>0,28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Default" office:value-type="float" office:value="0.188230093917809">
            <text:p>0,1882300939</text:p>
          </table:table-cell>
          <table:table-cell table:style-name="ce2" office:value-type="float" office:value="0.0711801052093506">
            <text:p>7,12E-002</text:p>
          </table:table-cell>
          <table:table-cell table:style-name="Default" office:value-type="float" office:value="0.301">
            <text:p>0,3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float" office:value="0.198734104982577">
            <text:p>0,198734105</text:p>
          </table:table-cell>
          <table:table-cell table:style-name="ce2" office:value-type="float" office:value="0.0746009349822998">
            <text:p>7,46E-002</text:p>
          </table:table-cell>
          <table:table-cell table:style-name="Default" office:value-type="float" office:value="0.316">
            <text:p>0,3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Default" office:value-type="float" office:value="0.206347115687095">
            <text:p>0,2063471157</text:p>
          </table:table-cell>
          <table:table-cell table:style-name="ce2" office:value-type="float" office:value="0.0778520107269287">
            <text:p>7,79E-002</text:p>
          </table:table-cell>
          <table:table-cell table:style-name="Default" office:value-type="float" office:value="0.329">
            <text:p>0,3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Default" office:value-type="float" office:value="0.21419695741497">
            <text:p>0,2141969574</text:p>
          </table:table-cell>
          <table:table-cell table:style-name="ce2" office:value-type="float" office:value="0.0808470249176025">
            <text:p>8,08E-002</text:p>
          </table:table-cell>
          <table:table-cell table:style-name="Default" office:value-type="float" office:value="0.342">
            <text:p>0,34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Default" office:value-type="float" office:value="0.22182210360188">
            <text:p>0,2218221036</text:p>
          </table:table-cell>
          <table:table-cell table:style-name="ce2" office:value-type="float" office:value="0.0842149257659912">
            <text:p>8,42E-002</text:p>
          </table:table-cell>
          <table:table-cell table:style-name="Default" office:value-type="float" office:value="0.355">
            <text:p>0,3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Default" office:value-type="float" office:value="0.230309106176719">
            <text:p>0,2303091062</text:p>
          </table:table-cell>
          <table:table-cell table:style-name="ce2" office:value-type="float" office:value="0.0869619846343994">
            <text:p>8,70E-002</text:p>
          </table:table-cell>
          <table:table-cell table:style-name="Default" office:value-type="float" office:value="0.368">
            <text:p>0,36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Default" office:value-type="float" office:value="0.23825893655885">
            <text:p>0,2382589366</text:p>
          </table:table-cell>
          <table:table-cell table:style-name="ce2" office:value-type="float" office:value="0.0902409553527832">
            <text:p>9,02E-002</text:p>
          </table:table-cell>
          <table:table-cell table:style-name="Default" office:value-type="float" office:value="0.381">
            <text:p>0,3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float" office:value="0.246201908797957">
            <text:p>0,2462019088</text:p>
          </table:table-cell>
          <table:table-cell table:style-name="ce2" office:value-type="float" office:value="0.0932788848876953">
            <text:p>9,33E-002</text:p>
          </table:table-cell>
          <table:table-cell table:style-name="Default" office:value-type="float" office:value="0.394">
            <text:p>0,39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Default" office:value-type="float" office:value="0.258587910211645">
            <text:p>0,2585879102</text:p>
          </table:table-cell>
          <table:table-cell table:style-name="ce2" office:value-type="float" office:value="0.0972650051116943">
            <text:p>9,73E-002</text:p>
          </table:table-cell>
          <table:table-cell table:style-name="Default" office:value-type="float" office:value="0.406">
            <text:p>0,4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Default" office:value-type="float" office:value="0.268093071761541">
            <text:p>0,2680930718</text:p>
          </table:table-cell>
          <table:table-cell table:style-name="ce2" office:value-type="float" office:value="0.100822925567627">
            <text:p>1,01E-001</text:p>
          </table:table-cell>
          <table:table-cell table:style-name="Default" office:value-type="float" office:value="0.419">
            <text:p>0,4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Default" office:value-type="float" office:value="0.275591023731977">
            <text:p>0,2755910237</text:p>
          </table:table-cell>
          <table:table-cell table:style-name="ce2" office:value-type="float" office:value="0.103502988815308">
            <text:p>1,04E-001</text:p>
          </table:table-cell>
          <table:table-cell table:style-name="Default" office:value-type="float" office:value="0.433">
            <text:p>0,43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Default" office:value-type="float" office:value="0.284280022839084">
            <text:p>0,2842800228</text:p>
          </table:table-cell>
          <table:table-cell table:style-name="ce2" office:value-type="float" office:value="0.107244968414307">
            <text:p>1,07E-001</text:p>
          </table:table-cell>
          <table:table-cell table:style-name="Default" office:value-type="float" office:value="0.446">
            <text:p>0,44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Default" office:value-type="float" office:value="0.292376933386549">
            <text:p>0,2923769334</text:p>
          </table:table-cell>
          <table:table-cell table:style-name="ce2" office:value-type="float" office:value="0.110137939453125">
            <text:p>1,10E-001</text:p>
          </table:table-cell>
          <table:table-cell table:style-name="Default" office:value-type="float" office:value="0.458">
            <text:p>0,45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Default" office:value-type="float" office:value="0.299407885875553">
            <text:p>0,2994078859</text:p>
          </table:table-cell>
          <table:table-cell table:style-name="ce2" office:value-type="float" office:value="0.11340594291687">
            <text:p>1,13E-001</text:p>
          </table:table-cell>
          <table:table-cell table:style-name="Default" office:value-type="float" office:value="0.472">
            <text:p>0,4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Default" office:value-type="float" office:value="0.307362997089513">
            <text:p>0,3073629971</text:p>
          </table:table-cell>
          <table:table-cell table:style-name="ce2" office:value-type="float" office:value="0.11611008644104">
            <text:p>1,16E-001</text:p>
          </table:table-cell>
          <table:table-cell table:style-name="Default" office:value-type="float" office:value="0.487">
            <text:p>0,48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Default" office:value-type="float" office:value="0.314079935546033">
            <text:p>0,3140799355</text:p>
          </table:table-cell>
          <table:table-cell table:style-name="ce2" office:value-type="float" office:value="0.119749069213867">
            <text:p>1,20E-001</text:p>
          </table:table-cell>
          <table:table-cell table:style-name="Default" office:value-type="float" office:value="0.499">
            <text:p>0,49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Default" office:value-type="float" office:value="0.325179117615335">
            <text:p>0,3251791176</text:p>
          </table:table-cell>
          <table:table-cell table:style-name="ce2" office:value-type="float" office:value="0.123273849487305">
            <text:p>1,23E-001</text:p>
          </table:table-cell>
          <table:table-cell table:style-name="Default" office:value-type="float" office:value="0.512">
            <text:p>0,5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Default" office:value-type="float" office:value="0.331620910437778">
            <text:p>0,3316209104</text:p>
          </table:table-cell>
          <table:table-cell table:style-name="ce2" office:value-type="float" office:value="0.124331951141357">
            <text:p>1,24E-001</text:p>
          </table:table-cell>
          <table:table-cell table:style-name="Default" office:value-type="float" office:value="0.524">
            <text:p>0,52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Default" office:value-type="float" office:value="0.339671005960554">
            <text:p>0,339671006</text:p>
          </table:table-cell>
          <table:table-cell table:style-name="ce2" office:value-type="float" office:value="0.128495931625366">
            <text:p>1,28E-001</text:p>
          </table:table-cell>
          <table:table-cell table:style-name="Default" office:value-type="float" office:value="0.538">
            <text:p>0,53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Default" office:value-type="float" office:value="0.349628926487639">
            <text:p>0,3496289265</text:p>
          </table:table-cell>
          <table:table-cell table:style-name="ce2" office:value-type="float" office:value="0.131221055984497">
            <text:p>1,31E-001</text:p>
          </table:table-cell>
          <table:table-cell table:style-name="Default" office:value-type="float" office:value="0.549">
            <text:p>0,54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Default" office:value-type="float" office:value="0.351891944068484">
            <text:p>0,3518919441</text:p>
          </table:table-cell>
          <table:table-cell table:style-name="ce2" office:value-type="float" office:value="0.134374141693115">
            <text:p>1,34E-001</text:p>
          </table:table-cell>
          <table:table-cell table:style-name="Default" office:value-type="float" office:value="0.564">
            <text:p>0,56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Default" office:value-type="float" office:value="0.362528885249048">
            <text:p>0,3625288852</text:p>
          </table:table-cell>
          <table:table-cell table:style-name="ce2" office:value-type="float" office:value="0.137845993041992">
            <text:p>1,38E-001</text:p>
          </table:table-cell>
          <table:table-cell table:style-name="Default" office:value-type="float" office:value="0.571">
            <text:p>0,57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Default" office:value-type="float" office:value="0.370512983994558">
            <text:p>0,370512984</text:p>
          </table:table-cell>
          <table:table-cell table:style-name="ce2" office:value-type="float" office:value="0.141395092010498">
            <text:p>1,41E-001</text:p>
          </table:table-cell>
          <table:table-cell table:style-name="Default" office:value-type="float" office:value="0.583">
            <text:p>0,58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Default" office:value-type="float" office:value="0.37566398200579">
            <text:p>0,375663982</text:p>
          </table:table-cell>
          <table:table-cell table:style-name="ce2" office:value-type="float" office:value="0.144706964492798">
            <text:p>1,45E-001</text:p>
          </table:table-cell>
          <table:table-cell table:style-name="Default" office:value-type="float" office:value="0.596">
            <text:p>0,5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Default" office:value-type="float" office:value="0.38634098356124">
            <text:p>0,3863409836</text:p>
          </table:table-cell>
          <table:table-cell table:style-name="ce2" office:value-type="float" office:value="0.147479057312012">
            <text:p>1,47E-001</text:p>
          </table:table-cell>
          <table:table-cell table:style-name="Default" office:value-type="float" office:value="0.608">
            <text:p>0,60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Default" office:value-type="float" office:value="0.395201030769385">
            <text:p>0,3952010308</text:p>
          </table:table-cell>
          <table:table-cell table:style-name="ce2" office:value-type="float" office:value="0.150941133499146">
            <text:p>1,51E-001</text:p>
          </table:table-cell>
          <table:table-cell table:style-name="Default" office:value-type="float" office:value="0.621">
            <text:p>0,62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Default" office:value-type="float" office:value="0.40223695570603">
            <text:p>0,4022369557</text:p>
          </table:table-cell>
          <table:table-cell table:style-name="ce2" office:value-type="float" office:value="0.153486013412476">
            <text:p>1,53E-001</text:p>
          </table:table-cell>
          <table:table-cell table:style-name="Default" office:value-type="float" office:value="0.636">
            <text:p>0,63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float" office:value="0.410443950211629">
            <text:p>0,4104439502</text:p>
          </table:table-cell>
          <table:table-cell table:style-name="ce2" office:value-type="float" office:value="0.156819820404053">
            <text:p>1,57E-001</text:p>
          </table:table-cell>
          <table:table-cell table:style-name="Default" office:value-type="float" office:value="0.648">
            <text:p>0,6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odelo Polan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teraciones</text:p>
          </table:table-cell>
          <table:table-cell office:value-type="string">
            <text:p>Octave</text:p>
          </table:table-cell>
          <table:table-cell office:value-type="string">
            <text:p>Python</text:p>
          </table:table-cell>
          <table:table-cell office:value-type="string">
            <text:p>Scilab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0.00906408426817507">
            <text:p>0,0090640843</text:p>
          </table:table-cell>
          <table:table-cell table:style-name="ce2" office:value-type="float" office:value="0.00000095367431640625">
            <text:p>9,54E-007</text:p>
          </table:table-cell>
          <table:table-cell table:style-name="Default" office:value-type="float" office:value="0.013">
            <text:p>0,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0.0175809551728889">
            <text:p>0,0175809552</text:p>
          </table:table-cell>
          <table:table-cell table:style-name="ce2" office:value-type="float" office:value="0.00329089164733887">
            <text:p>3,29E-003</text:p>
          </table:table-cell>
          <table:table-cell table:style-name="Default" office:value-type="float" office:value="0.027">
            <text:p>0,02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0.0261930144624785">
            <text:p>0,0261930145</text:p>
          </table:table-cell>
          <table:table-cell table:style-name="ce2" office:value-type="float" office:value="0.00651097297668457">
            <text:p>6,51E-003</text:p>
          </table:table-cell>
          <table:table-cell table:style-name="Default" office:value-type="float" office:value="0.04">
            <text:p>0,0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0.0350140624213964">
            <text:p>0,0350140624</text:p>
          </table:table-cell>
          <table:table-cell table:style-name="ce2" office:value-type="float" office:value="0.00964617729187012">
            <text:p>9,65E-003</text:p>
          </table:table-cell>
          <table:table-cell table:style-name="Default" office:value-type="float" office:value="0.053">
            <text:p>0,05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0.0436419944744557">
            <text:p>0,0436419945</text:p>
          </table:table-cell>
          <table:table-cell table:style-name="ce2" office:value-type="float" office:value="0.0128500461578369">
            <text:p>1,29E-002</text:p>
          </table:table-cell>
          <table:table-cell table:style-name="Default" office:value-type="float" office:value="0.066">
            <text:p>0,06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0.0523869559401646">
            <text:p>0,0523869559</text:p>
          </table:table-cell>
          <table:table-cell table:style-name="ce2" office:value-type="float" office:value="0.0160009860992432">
            <text:p>1,60E-002</text:p>
          </table:table-cell>
          <table:table-cell table:style-name="Default" office:value-type="float" office:value="0.079">
            <text:p>0,07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0.061731975292787">
            <text:p>0,0617319753</text:p>
          </table:table-cell>
          <table:table-cell table:style-name="ce2" office:value-type="float" office:value="0.0192711353302002">
            <text:p>1,93E-002</text:p>
          </table:table-cell>
          <table:table-cell table:style-name="Default" office:value-type="float" office:value="0.093">
            <text:p>0,09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0.0704530805815011">
            <text:p>0,0704530806</text:p>
          </table:table-cell>
          <table:table-cell table:style-name="ce2" office:value-type="float" office:value="0.0225610733032227">
            <text:p>2,26E-002</text:p>
          </table:table-cell>
          <table:table-cell table:style-name="Default" office:value-type="float" office:value="0.106">
            <text:p>0,10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0.0786190940998495">
            <text:p>0,0786190941</text:p>
          </table:table-cell>
          <table:table-cell table:style-name="ce2" office:value-type="float" office:value="0.0255489349365234">
            <text:p>2,55E-002</text:p>
          </table:table-cell>
          <table:table-cell table:style-name="Default" office:value-type="float" office:value="0.12">
            <text:p>0,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0.0873241156805307">
            <text:p>0,0873241157</text:p>
          </table:table-cell>
          <table:table-cell table:style-name="ce2" office:value-type="float" office:value="0.028670072555542">
            <text:p>2,87E-002</text:p>
          </table:table-cell>
          <table:table-cell table:style-name="Default" office:value-type="float" office:value="0.132">
            <text:p>0,1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0.0967660814058036">
            <text:p>0,0967660814</text:p>
          </table:table-cell>
          <table:table-cell table:style-name="ce2" office:value-type="float" office:value="0.0317490100860596">
            <text:p>3,17E-002</text:p>
          </table:table-cell>
          <table:table-cell table:style-name="Default" office:value-type="float" office:value="0.145">
            <text:p>0,1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0.105367977055721">
            <text:p>0,1053679771</text:p>
          </table:table-cell>
          <table:table-cell table:style-name="ce2" office:value-type="float" office:value="0.0348269939422607">
            <text:p>3,48E-002</text:p>
          </table:table-cell>
          <table:table-cell table:style-name="Default" office:value-type="float" office:value="0.159">
            <text:p>0,15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0.113624973688275">
            <text:p>0,1136249737</text:p>
          </table:table-cell>
          <table:table-cell table:style-name="ce2" office:value-type="float" office:value="0.0378649234771729">
            <text:p>3,79E-002</text:p>
          </table:table-cell>
          <table:table-cell table:style-name="Default" office:value-type="float" office:value="0.172">
            <text:p>0,1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0.118230942985974">
            <text:p>0,118230943</text:p>
          </table:table-cell>
          <table:table-cell table:style-name="ce2" office:value-type="float" office:value="0.0410559177398682">
            <text:p>4,11E-002</text:p>
          </table:table-cell>
          <table:table-cell table:style-name="Default" office:value-type="float" office:value="0.185">
            <text:p>0,1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0.126582062919624">
            <text:p>0,1265820629</text:p>
          </table:table-cell>
          <table:table-cell table:style-name="ce2" office:value-type="float" office:value="0.0440759658813477">
            <text:p>4,41E-002</text:p>
          </table:table-cell>
          <table:table-cell table:style-name="Default" office:value-type="float" office:value="0.198">
            <text:p>0,1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float" office:value="0.135386079433374">
            <text:p>0,1353860794</text:p>
          </table:table-cell>
          <table:table-cell table:style-name="ce2" office:value-type="float" office:value="0.0472230911254883">
            <text:p>4,72E-002</text:p>
          </table:table-cell>
          <table:table-cell table:style-name="Default" office:value-type="float" office:value="0.212">
            <text:p>0,2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float" office:value="0.143470025155693">
            <text:p>0,1434700252</text:p>
          </table:table-cell>
          <table:table-cell table:style-name="ce2" office:value-type="float" office:value="0.0501830577850342">
            <text:p>5,02E-002</text:p>
          </table:table-cell>
          <table:table-cell table:style-name="Default" office:value-type="float" office:value="0.224">
            <text:p>0,22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float" office:value="0.155035943957046">
            <text:p>0,155035944</text:p>
          </table:table-cell>
          <table:table-cell table:style-name="ce2" office:value-type="float" office:value="0.053386926651001">
            <text:p>5,34E-002</text:p>
          </table:table-cell>
          <table:table-cell table:style-name="Default" office:value-type="float" office:value="0.239">
            <text:p>0,2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float" office:value="0.163762109703384">
            <text:p>0,1637621097</text:p>
          </table:table-cell>
          <table:table-cell table:style-name="ce2" office:value-type="float" office:value="0.0568239688873291">
            <text:p>5,68E-002</text:p>
          </table:table-cell>
          <table:table-cell table:style-name="Default" office:value-type="float" office:value="0.249">
            <text:p>0,2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0.171356894657947">
            <text:p>0,1713568947</text:p>
          </table:table-cell>
          <table:table-cell table:style-name="ce2" office:value-type="float" office:value="0.0606060028076172">
            <text:p>6,06E-002</text:p>
          </table:table-cell>
          <table:table-cell table:style-name="Default" office:value-type="float" office:value="0.262">
            <text:p>0,2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float" office:value="0.18164195609279">
            <text:p>0,1816419561</text:p>
          </table:table-cell>
          <table:table-cell table:style-name="ce2" office:value-type="float" office:value="0.0626709461212158">
            <text:p>6,27E-002</text:p>
          </table:table-cell>
          <table:table-cell table:style-name="Default" office:value-type="float" office:value="0.275">
            <text:p>0,2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Default" office:value-type="float" office:value="0.189258029568009">
            <text:p>0,1892580296</text:p>
          </table:table-cell>
          <table:table-cell table:style-name="ce2" office:value-type="float" office:value="0.0660591125488281">
            <text:p>6,61E-002</text:p>
          </table:table-cell>
          <table:table-cell table:style-name="Default" office:value-type="float" office:value="0.289">
            <text:p>0,28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Default" office:value-type="float" office:value="0.199220982729457">
            <text:p>0,1992209827</text:p>
          </table:table-cell>
          <table:table-cell table:style-name="ce2" office:value-type="float" office:value="0.0695338249206543">
            <text:p>6,95E-002</text:p>
          </table:table-cell>
          <table:table-cell table:style-name="Default" office:value-type="float" office:value="0.301">
            <text:p>0,3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float" office:value="0.207558032707311">
            <text:p>0,2075580327</text:p>
          </table:table-cell>
          <table:table-cell table:style-name="ce2" office:value-type="float" office:value="0.0726611614227295">
            <text:p>7,27E-002</text:p>
          </table:table-cell>
          <table:table-cell table:style-name="Default" office:value-type="float" office:value="0.315">
            <text:p>0,3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Default" office:value-type="float" office:value="0.215525099774823">
            <text:p>0,2155250998</text:p>
          </table:table-cell>
          <table:table-cell table:style-name="ce2" office:value-type="float" office:value="0.0757238864898682">
            <text:p>7,57E-002</text:p>
          </table:table-cell>
          <table:table-cell table:style-name="Default" office:value-type="float" office:value="0.328">
            <text:p>0,3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Default" office:value-type="float" office:value="0.222914963611402">
            <text:p>0,2229149636</text:p>
          </table:table-cell>
          <table:table-cell table:style-name="ce2" office:value-type="float" office:value="0.0788800716400147">
            <text:p>7,89E-002</text:p>
          </table:table-cell>
          <table:table-cell table:style-name="Default" office:value-type="float" office:value="0.342">
            <text:p>0,34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Default" office:value-type="float" office:value="0.232022053096443">
            <text:p>0,2320220531</text:p>
          </table:table-cell>
          <table:table-cell table:style-name="ce2" office:value-type="float" office:value="0.0815930366516113">
            <text:p>8,16E-002</text:p>
          </table:table-cell>
          <table:table-cell table:style-name="Default" office:value-type="float" office:value="0.354">
            <text:p>0,35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Default" office:value-type="float" office:value="0.239955069497228">
            <text:p>0,2399550695</text:p>
          </table:table-cell>
          <table:table-cell table:style-name="ce2" office:value-type="float" office:value="0.0849730968475342">
            <text:p>8,50E-002</text:p>
          </table:table-cell>
          <table:table-cell table:style-name="Default" office:value-type="float" office:value="0.368">
            <text:p>0,36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Default" office:value-type="float" office:value="0.248938117059879">
            <text:p>0,2489381171</text:p>
          </table:table-cell>
          <table:table-cell table:style-name="ce2" office:value-type="float" office:value="0.0882620811462402">
            <text:p>8,83E-002</text:p>
          </table:table-cell>
          <table:table-cell table:style-name="Default" office:value-type="float" office:value="0.38">
            <text:p>0,3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float" office:value="0.257561889593489">
            <text:p>0,2575618896</text:p>
          </table:table-cell>
          <table:table-cell table:style-name="ce2" office:value-type="float" office:value="0.0913920402526856">
            <text:p>9,14E-002</text:p>
          </table:table-cell>
          <table:table-cell table:style-name="Default" office:value-type="float" office:value="0.392">
            <text:p>0,39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Default" office:value-type="float" office:value="0.268049045815133">
            <text:p>0,2680490458</text:p>
          </table:table-cell>
          <table:table-cell table:style-name="ce2" office:value-type="float" office:value="0.0958731174468994">
            <text:p>9,59E-002</text:p>
          </table:table-cell>
          <table:table-cell table:style-name="Default" office:value-type="float" office:value="0.407">
            <text:p>0,40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Default" office:value-type="float" office:value="0.279785908292979">
            <text:p>0,2797859083</text:p>
          </table:table-cell>
          <table:table-cell table:style-name="ce2" office:value-type="float" office:value="0.0991761684417725">
            <text:p>9,92E-002</text:p>
          </table:table-cell>
          <table:table-cell table:style-name="Default" office:value-type="float" office:value="0.418">
            <text:p>0,41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Default" office:value-type="float" office:value="0.289076907909475">
            <text:p>0,2890769079</text:p>
          </table:table-cell>
          <table:table-cell table:style-name="ce2" office:value-type="float" office:value="0.102193117141724">
            <text:p>1,02E-001</text:p>
          </table:table-cell>
          <table:table-cell table:style-name="Default" office:value-type="float" office:value="0.434">
            <text:p>0,43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Default" office:value-type="float" office:value="0.296642887638882">
            <text:p>0,2966428876</text:p>
          </table:table-cell>
          <table:table-cell table:style-name="ce2" office:value-type="float" office:value="0.105121850967407">
            <text:p>1,05E-001</text:p>
          </table:table-cell>
          <table:table-cell table:style-name="Default" office:value-type="float" office:value="0.445">
            <text:p>0,44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Default" office:value-type="float" office:value="0.305923003819771">
            <text:p>0,3059230038</text:p>
          </table:table-cell>
          <table:table-cell table:style-name="ce2" office:value-type="float" office:value="0.108121871948242">
            <text:p>1,08E-001</text:p>
          </table:table-cell>
          <table:table-cell table:style-name="Default" office:value-type="float" office:value="0.459">
            <text:p>0,45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Default" office:value-type="float" office:value="0.314323992352001">
            <text:p>0,3143239924</text:p>
          </table:table-cell>
          <table:table-cell table:style-name="ce2" office:value-type="float" office:value="0.111487865447998">
            <text:p>1,11E-001</text:p>
          </table:table-cell>
          <table:table-cell table:style-name="Default" office:value-type="float" office:value="0.472">
            <text:p>0,4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Default" office:value-type="float" office:value="0.322068936657161">
            <text:p>0,3220689367</text:p>
          </table:table-cell>
          <table:table-cell table:style-name="ce2" office:value-type="float" office:value="0.114681959152222">
            <text:p>1,15E-001</text:p>
          </table:table-cell>
          <table:table-cell table:style-name="Default" office:value-type="float" office:value="0.485">
            <text:p>0,48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Default" office:value-type="float" office:value="0.330695001059212">
            <text:p>0,3306950011</text:p>
          </table:table-cell>
          <table:table-cell table:style-name="ce2" office:value-type="float" office:value="0.117998838424683">
            <text:p>1,18E-001</text:p>
          </table:table-cell>
          <table:table-cell table:style-name="Default" office:value-type="float" office:value="0.498">
            <text:p>0,49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Default" office:value-type="float" office:value="0.340530990390107">
            <text:p>0,3405309904</text:p>
          </table:table-cell>
          <table:table-cell table:style-name="ce2" office:value-type="float" office:value="0.121092081069946">
            <text:p>1,21E-001</text:p>
          </table:table-cell>
          <table:table-cell table:style-name="Default" office:value-type="float" office:value="0.511">
            <text:p>0,5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Default" office:value-type="float" office:value="0.348008951637894">
            <text:p>0,3480089516</text:p>
          </table:table-cell>
          <table:table-cell table:style-name="ce2" office:value-type="float" office:value="0.122988939285278">
            <text:p>1,23E-001</text:p>
          </table:table-cell>
          <table:table-cell table:style-name="Default" office:value-type="float" office:value="0.524">
            <text:p>0,52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Default" office:value-type="float" office:value="0.356558936531655">
            <text:p>0,3565589365</text:p>
          </table:table-cell>
          <table:table-cell table:style-name="ce2" office:value-type="float" office:value="0.126321077346802">
            <text:p>1,26E-001</text:p>
          </table:table-cell>
          <table:table-cell table:style-name="Default" office:value-type="float" office:value="0.537">
            <text:p>0,53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Default" office:value-type="float" office:value="0.36200497392565">
            <text:p>0,3620049739</text:p>
          </table:table-cell>
          <table:table-cell table:style-name="ce2" office:value-type="float" office:value="0.129475116729736">
            <text:p>1,29E-001</text:p>
          </table:table-cell>
          <table:table-cell table:style-name="Default" office:value-type="float" office:value="0.55">
            <text:p>0,5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Default" office:value-type="float" office:value="0.369498114450835">
            <text:p>0,3694981145</text:p>
          </table:table-cell>
          <table:table-cell table:style-name="ce2" office:value-type="float" office:value="0.132830858230591">
            <text:p>1,33E-001</text:p>
          </table:table-cell>
          <table:table-cell table:style-name="Default" office:value-type="float" office:value="0.564">
            <text:p>0,56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Default" office:value-type="float" office:value="0.37886205711402">
            <text:p>0,3788620571</text:p>
          </table:table-cell>
          <table:table-cell table:style-name="ce2" office:value-type="float" office:value="0.135491847991943">
            <text:p>1,35E-001</text:p>
          </table:table-cell>
          <table:table-cell table:style-name="Default" office:value-type="float" office:value="0.569">
            <text:p>0,56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Default" office:value-type="float" office:value="0.387780994526111">
            <text:p>0,3877809945</text:p>
          </table:table-cell>
          <table:table-cell table:style-name="ce2" office:value-type="float" office:value="0.138736963272095">
            <text:p>1,39E-001</text:p>
          </table:table-cell>
          <table:table-cell table:style-name="Default" office:value-type="float" office:value="0.583">
            <text:p>0,58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Default" office:value-type="float" office:value="0.396375912823714">
            <text:p>0,3963759128</text:p>
          </table:table-cell>
          <table:table-cell table:style-name="ce2" office:value-type="float" office:value="0.142230987548828">
            <text:p>1,42E-001</text:p>
          </table:table-cell>
          <table:table-cell table:style-name="Default" office:value-type="float" office:value="0.596">
            <text:p>0,5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Default" office:value-type="float" office:value="0.40446495404467">
            <text:p>0,404464954</text:p>
          </table:table-cell>
          <table:table-cell table:style-name="ce2" office:value-type="float" office:value="0.144603967666626">
            <text:p>1,45E-001</text:p>
          </table:table-cell>
          <table:table-cell table:style-name="Default" office:value-type="float" office:value="0.609">
            <text:p>0,60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Default" office:value-type="float" office:value="0.411039989558048">
            <text:p>0,4110399896</text:p>
          </table:table-cell>
          <table:table-cell table:style-name="ce2" office:value-type="float" office:value="0.147764921188355">
            <text:p>1,48E-001</text:p>
          </table:table-cell>
          <table:table-cell table:style-name="Default" office:value-type="float" office:value="0.622">
            <text:p>0,62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Default" office:value-type="float" office:value="0.419160897377878">
            <text:p>0,4191608974</text:p>
          </table:table-cell>
          <table:table-cell table:style-name="ce2" office:value-type="float" office:value="0.151024103164673">
            <text:p>1,51E-001</text:p>
          </table:table-cell>
          <table:table-cell table:style-name="Default" office:value-type="float" office:value="0.634">
            <text:p>0,63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float" office:value="0.429123093839735">
            <text:p>0,4291230938</text:p>
          </table:table-cell>
          <table:table-cell table:style-name="ce2" office:value-type="float" office:value="0.154258012771606">
            <text:p>1,54E-001</text:p>
          </table:table-cell>
          <table:table-cell table:style-name="Default" office:value-type="float" office:value="0.649">
            <text:p>0,649</text:p>
          </table:table-cell>
        </table:table-row>
        <table:table-row table:style-name="ro1" table:number-rows-repeated="104830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10P0"/>
    </number:currency-style>
    <number:number-style style:name="N108">
      <number:number number:decimal-places="6" number:min-integer-digits="1"/>
    </number:number-style>
    <number:number-style style:name="N109">
      <number:number number:decimal-places="8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17:23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Gómez</meta:initial-creator>
    <meta:creation-date>2012-02-02T16:49:59</meta:creation-date>
    <dc:date>2012-02-02T17:23:58</dc:date>
    <dc:creator>Alejandro Gómez</dc:creator>
    <meta:editing-duration>PT15M4S</meta:editing-duration>
    <meta:editing-cycles>2</meta:editing-cycles>
    <meta:generator>LibreOffice/3.4$Linux LibreOffice_project/340m1$Build-402</meta:generator>
    <meta:document-statistic meta:table-count="3" meta:cell-count="102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9">
      <style:chart-properties chart:symbol-type="none"/>
      <style:graphic-properties svg:stroke-width="0.12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12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03cm" svg:height="12.862cm" xlink:href=".." xlink:type="simple" chart:class="chart:line" chart:style-name="ch1">
        <chart:title svg:x="9.224cm" svg:y="0.393cm" chart:style-name="ch2">
          <text:p>Tiempo de estimación de computo</text:p>
        </chart:title>
        <chart:subtitle svg:x="11.195cm" svg:y="1.429cm" chart:style-name="ch3">
          <text:p>Modelo "Carter"</text:p>
        </chart:subtitle>
        <chart:legend chart:legend-position="end" svg:x="22.773cm" svg:y="5.634cm" style:legend-expansion="high" chart:style-name="ch4"/>
        <chart:plot-area chart:style-name="ch5" table:cell-range-address="Hoja1.A3:Hoja1.D53" chart:data-source-has-labels="both" svg:x="1.515cm" svg:y="2.626cm" svg:width="20.251cm" svg:height="8.998cm">
          <chartooo:coordinate-region svg:x="3.539cm" svg:y="2.825cm" svg:width="18.041cm" svg:height="7.754cm"/>
          <chart:axis chart:dimension="x" chart:name="primary-x" chart:style-name="ch6" chartooo:axis-type="auto">
            <chartooo:date-scale/>
            <chart:title svg:x="10.776cm" svg:y="11.881cm" chart:style-name="ch7">
              <text:p>Iteraciones</text:p>
            </chart:title>
            <chart:categories table:cell-range-address="Hoja1.A4:Hoja1.A53"/>
            <chart:grid chart:style-name="ch8" chart:class="major"/>
          </chart:axis>
          <chart:axis chart:dimension="y" chart:name="primary-y" chart:style-name="ch9">
            <chart:title svg:x="0.451cm" svg:y="7.976cm" chart:style-name="ch10">
              <text:p>Tiempo (s)</text:p>
            </chart:title>
            <chart:grid chart:style-name="ch8" chart:class="major"/>
          </chart:axis>
          <chart:series chart:style-name="ch11" chart:values-cell-range-address="Hoja1.B4:Hoja1.B53" chart:label-cell-address="Hoja1.B3:Hoja1.B3" chart:class="chart:line">
            <chart:data-point chart:repeated="50"/>
          </chart:series>
          <chart:series chart:style-name="ch12" chart:values-cell-range-address="Hoja1.C4:Hoja1.C53" chart:label-cell-address="Hoja1.C3:Hoja1.C3" chart:class="chart:line">
            <chart:data-point chart:repeated="50"/>
          </chart:series>
          <chart:series chart:style-name="ch13" chart:values-cell-range-address="Hoja1.D4:Hoja1.D53" chart:label-cell-address="Hoja1.D3:Hoja1.D3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</text:p>
                <draw:g>
                  <svg:desc>Hoja1.B3:Hoja1.B3</svg:desc>
                </draw:g>
              </table:table-cell>
              <table:table-cell office:value-type="string">
                <text:p>Python</text:p>
                <draw:g>
                  <svg:desc>Hoja1.C3:Hoja1.C3</svg:desc>
                </draw:g>
              </table:table-cell>
              <table:table-cell office:value-type="string">
                <text:p>Scilab</text:p>
                <draw:g>
                  <svg:desc>Hoja1.D3:Hoja1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4:Hoja1.A53</svg:desc>
                </draw:g>
              </table:table-cell>
              <table:table-cell office:value-type="float" office:value="0.000243934569880366">
                <text:p>0.000243934569880366</text:p>
                <draw:g>
                  <svg:desc>Hoja1.B4:Hoja1.B53</svg:desc>
                </draw:g>
              </table:table-cell>
              <table:table-cell office:value-type="float" office:value="0.000003814697265625">
                <text:p>0.000003814697265625</text:p>
                <draw:g>
                  <svg:desc>Hoja1.C4:Hoja1.C53</svg:desc>
                </draw:g>
              </table:table-cell>
              <table:table-cell office:value-type="float" office:value="0">
                <text:p>0</text:p>
                <draw:g>
                  <svg:desc>Hoja1.D4:Hoja1.D5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221098074689507">
                <text:p>0.000221098074689507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290081021375954">
                <text:p>0.000290081021375954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355083728209138">
                <text:p>0.000355083728209138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422021723352373">
                <text:p>0.000422021723352373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504115363582969">
                <text:p>0.000504115363582969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561929657123983">
                <text:p>0.000561929657123983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658033299259841">
                <text:p>0.000658033299259841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727071659639478">
                <text:p>0.000727071659639478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81606360618025">
                <text:p>0.00081606360618025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873992452397942">
                <text:p>0.000873992452397942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922966515645385">
                <text:p>0.000922966515645385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00609729997814">
                <text:p>0.00100609729997814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11129432823509">
                <text:p>0.0011129432823509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109304976649582">
                <text:p>0.00109304976649582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18193635717034">
                <text:p>0.00118193635717034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2250553118065">
                <text:p>0.0012250553118065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133694906253368">
                <text:p>0.00133694906253368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139999052044004">
                <text:p>0.00139999052044004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46003626286984">
                <text:p>0.00146003626286984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153099733870477">
                <text:p>0.00153099733870477</text:p>
              </table:table-cell>
              <table:table-cell office:value-type="float" office:value="0.0000472068786621094">
                <text:p>0.000047206878662109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157891970593482">
                <text:p>0.00157891970593482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161509588360786">
                <text:p>0.00161509588360786</text:p>
              </table:table-cell>
              <table:table-cell office:value-type="float" office:value="0.0000510215759277344">
                <text:p>0.000051021575927734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171710608992726">
                <text:p>0.00171710608992726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179608899634332">
                <text:p>0.00179608899634332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92392233293504">
                <text:p>0.00192392233293504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198804854881018">
                <text:p>0.00198804854881018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205193250440061">
                <text:p>0.00205193250440061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209509383421391">
                <text:p>0.00209509383421391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22400622442365">
                <text:p>0.00222400622442365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218794029206038">
                <text:p>0.00218794029206038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246401701588184">
                <text:p>0.00246401701588184</text:p>
              </table:table-cell>
              <table:table-cell office:value-type="float" office:value="0.0000669956207275391">
                <text:p>0.000066995620727539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240109022706747">
                <text:p>0.00240109022706747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248188350815326">
                <text:p>0.00248188350815326</text:p>
              </table:table-cell>
              <table:table-cell office:value-type="float" office:value="0.0000729560852050781">
                <text:p>0.000072956085205078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246488803531975">
                <text:p>0.00246488803531975</text:p>
              </table:table-cell>
              <table:table-cell office:value-type="float" office:value="0.0000791549682617187">
                <text:p>0.000079154968261718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255699164699763">
                <text:p>0.00255699164699763</text:p>
              </table:table-cell>
              <table:table-cell office:value-type="float" office:value="0.0000751018524169922">
                <text:p>0.000075101852416992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266206299420446">
                <text:p>0.00266206299420446</text:p>
              </table:table-cell>
              <table:table-cell office:value-type="float" office:value="0.0000770092010498047">
                <text:p>0.000077009201049804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273911887779832">
                <text:p>0.00273911887779832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279401370789856">
                <text:p>0.00279401370789856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92389874812216">
                <text:p>0.00292389874812216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291500706225634">
                <text:p>0.00291500706225634</text:p>
              </table:table-cell>
              <table:table-cell office:value-type="float" office:value="0.0000951290130615234">
                <text:p>0.000095129013061523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0314891757443547">
                <text:p>0.00314891757443547</text:p>
              </table:table-cell>
              <table:table-cell office:value-type="float" office:value="0.0000858306884765625">
                <text:p>0.000085830688476562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0316895148716867">
                <text:p>0.00316895148716867</text:p>
              </table:table-cell>
              <table:table-cell office:value-type="float" office:value="0.0000889301300048828">
                <text:p>0.000088930130004882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0316588080022484">
                <text:p>0.00316588080022484</text:p>
              </table:table-cell>
              <table:table-cell office:value-type="float" office:value="0.0000920295715332031">
                <text:p>0.000092029571533203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321607943624258">
                <text:p>0.00321607943624258</text:p>
              </table:table-cell>
              <table:table-cell office:value-type="float" office:value="0.0000929832458496094">
                <text:p>0.000092983245849609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0333991681691259">
                <text:p>0.00333991681691259</text:p>
              </table:table-cell>
              <table:table-cell office:value-type="float" office:value="0.0000941753387451172">
                <text:p>0.000094175338745117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0329494476318359">
                <text:p>0.00329494476318359</text:p>
              </table:table-cell>
              <table:table-cell office:value-type="float" office:value="0.0000960826873779297">
                <text:p>0.000096082687377929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332292052917182">
                <text:p>0.00332292052917182</text:p>
              </table:table-cell>
              <table:table-cell office:value-type="float" office:value="0.000105142593383789">
                <text:p>0.00010514259338378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0347908679395914">
                <text:p>0.00347908679395914</text:p>
              </table:table-cell>
              <table:table-cell office:value-type="float" office:value="0.000100135803222656">
                <text:p>0.00010013580322265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5228815395385">
                <text:p>0.0035228815395385</text:p>
              </table:table-cell>
              <table:table-cell office:value-type="float" office:value="0.000108957290649414">
                <text:p>0.000108957290649414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width="0.12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12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2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03cm" svg:height="12.862cm" xlink:href=".." xlink:type="simple" chart:class="chart:line" chart:style-name="ch1">
        <chart:title svg:x="9.224cm" svg:y="0.393cm" chart:style-name="ch2">
          <text:p>Tiempo de estimación de computo</text:p>
        </chart:title>
        <chart:subtitle svg:x="11.089cm" svg:y="1.429cm" chart:style-name="ch3">
          <text:p>Modelo "KalkerL"</text:p>
        </chart:subtitle>
        <chart:legend chart:legend-position="end" svg:x="22.773cm" svg:y="5.634cm" style:legend-expansion="high" chart:style-name="ch4"/>
        <chart:plot-area chart:style-name="ch5" table:cell-range-address="Hoja1.A57:Hoja1.D107" chart:data-source-has-labels="both" svg:x="1.515cm" svg:y="2.626cm" svg:width="20.251cm" svg:height="8.998cm">
          <chartooo:coordinate-region svg:x="2.242cm" svg:y="2.825cm" svg:width="19.338cm" svg:height="7.754cm"/>
          <chart:axis chart:dimension="x" chart:name="primary-x" chart:style-name="ch6" chartooo:axis-type="auto">
            <chartooo:date-scale/>
            <chart:title svg:x="10.776cm" svg:y="11.881cm" chart:style-name="ch7">
              <text:p>Iteraciones</text:p>
            </chart:title>
            <chart:categories table:cell-range-address="Hoja1.A58:Hoja1.A107"/>
            <chart:grid chart:style-name="ch8" chart:class="major"/>
          </chart:axis>
          <chart:axis chart:dimension="y" chart:name="primary-y" chart:style-name="ch9">
            <chart:title svg:x="0.451cm" svg:y="7.976cm" chart:style-name="ch10">
              <text:p>Tiempo (s)</text:p>
            </chart:title>
            <chart:grid chart:style-name="ch8" chart:class="major"/>
          </chart:axis>
          <chart:series chart:style-name="ch11" chart:values-cell-range-address="Hoja1.B58:Hoja1.B107" chart:label-cell-address="Hoja1.B57:Hoja1.B57" chart:class="chart:line">
            <chart:data-point chart:repeated="50"/>
          </chart:series>
          <chart:series chart:style-name="ch12" chart:values-cell-range-address="Hoja1.C58:Hoja1.C107" chart:label-cell-address="Hoja1.C57:Hoja1.C57" chart:class="chart:line">
            <chart:data-point chart:repeated="50"/>
          </chart:series>
          <chart:series chart:style-name="ch13" chart:values-cell-range-address="Hoja1.D58:Hoja1.D107" chart:label-cell-address="Hoja1.D57:Hoja1.D57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</text:p>
                <draw:g>
                  <svg:desc>Hoja1.B57:Hoja1.B57</svg:desc>
                </draw:g>
              </table:table-cell>
              <table:table-cell office:value-type="string">
                <text:p>Python</text:p>
                <draw:g>
                  <svg:desc>Hoja1.C57:Hoja1.C57</svg:desc>
                </draw:g>
              </table:table-cell>
              <table:table-cell office:value-type="string">
                <text:p>Scilab</text:p>
                <draw:g>
                  <svg:desc>Hoja1.D57:Hoja1.D5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58:Hoja1.A107</svg:desc>
                </draw:g>
              </table:table-cell>
              <table:table-cell office:value-type="float" office:value="0.00865405157674104">
                <text:p>0.00865405157674104</text:p>
                <draw:g>
                  <svg:desc>Hoja1.B58:Hoja1.B107</svg:desc>
                </draw:g>
              </table:table-cell>
              <table:table-cell office:value-type="float" office:value="0.00000214576721191406">
                <text:p>0.00000214576721191406</text:p>
                <draw:g>
                  <svg:desc>Hoja1.C58:Hoja1.C107</svg:desc>
                </draw:g>
              </table:table-cell>
              <table:table-cell office:value-type="float" office:value="0.015">
                <text:p>0.015</text:p>
                <draw:g>
                  <svg:desc>Hoja1.D58:Hoja1.D10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64840104989708">
                <text:p>0.0164840104989708</text:p>
              </table:table-cell>
              <table:table-cell office:value-type="float" office:value="0.00361013412475586">
                <text:p>0.0036101341247558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45149051770568">
                <text:p>0.0245149051770568</text:p>
              </table:table-cell>
              <table:table-cell office:value-type="float" office:value="0.00649499893188477">
                <text:p>0.0064949989318847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28141044592485">
                <text:p>0.0328141044592485</text:p>
              </table:table-cell>
              <table:table-cell office:value-type="float" office:value="0.00967097282409668">
                <text:p>0.00967097282409668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408798941643909">
                <text:p>0.0408798941643909</text:p>
              </table:table-cell>
              <table:table-cell office:value-type="float" office:value="0.0130069255828857">
                <text:p>0.013006925582885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89268860546872">
                <text:p>0.0489268860546872</text:p>
              </table:table-cell>
              <table:table-cell office:value-type="float" office:value="0.0160720348358154">
                <text:p>0.0160720348358154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7236002990976">
                <text:p>0.057236002990976</text:p>
              </table:table-cell>
              <table:table-cell office:value-type="float" office:value="0.0193331241607666">
                <text:p>0.019333124160766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53791165677831">
                <text:p>0.0653791165677831</text:p>
              </table:table-cell>
              <table:table-cell office:value-type="float" office:value="0.0222890377044678">
                <text:p>0.022289037704467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735240204958245">
                <text:p>0.0735240204958245</text:p>
              </table:table-cell>
              <table:table-cell office:value-type="float" office:value="0.0252759456634521">
                <text:p>0.0252759456634521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19130821619183">
                <text:p>0.0819130821619183</text:p>
              </table:table-cell>
              <table:table-cell office:value-type="float" office:value="0.0287301540374756">
                <text:p>0.028730154037475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03100753203034">
                <text:p>0.0903100753203034</text:p>
              </table:table-cell>
              <table:table-cell office:value-type="float" office:value="0.0317058563232422">
                <text:p>0.0317058563232422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980770741589368">
                <text:p>0.0980770741589368</text:p>
              </table:table-cell>
              <table:table-cell office:value-type="float" office:value="0.0347111225128174">
                <text:p>0.0347111225128174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06575043173507">
                <text:p>0.106575043173507</text:p>
              </table:table-cell>
              <table:table-cell office:value-type="float" office:value="0.0381710529327393">
                <text:p>0.0381710529327393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4188031293452">
                <text:p>0.114188031293452</text:p>
              </table:table-cell>
              <table:table-cell office:value-type="float" office:value="0.0415558815002441">
                <text:p>0.0415558815002441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18151012458838">
                <text:p>0.118151012458838</text:p>
              </table:table-cell>
              <table:table-cell office:value-type="float" office:value="0.0442619323730469">
                <text:p>0.0442619323730469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6455929363146">
                <text:p>0.126455929363146</text:p>
              </table:table-cell>
              <table:table-cell office:value-type="float" office:value="0.0476582050323486">
                <text:p>0.0476582050323486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34381994022988">
                <text:p>0.134381994022988</text:p>
              </table:table-cell>
              <table:table-cell office:value-type="float" office:value="0.0508799552917481">
                <text:p>0.0508799552917481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42764069372788">
                <text:p>0.142764069372788</text:p>
              </table:table-cell>
              <table:table-cell office:value-type="float" office:value="0.0537781715393066">
                <text:p>0.0537781715393066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52163022547029">
                <text:p>0.152163022547029</text:p>
              </table:table-cell>
              <table:table-cell office:value-type="float" office:value="0.0567359924316406">
                <text:p>0.0567359924316406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61245086230338">
                <text:p>0.161245086230338</text:p>
              </table:table-cell>
              <table:table-cell office:value-type="float" office:value="0.0601849555969238">
                <text:p>0.0601849555969238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67935044970363">
                <text:p>0.167935044970363</text:p>
              </table:table-cell>
              <table:table-cell office:value-type="float" office:value="0.0631210803985596">
                <text:p>0.0631210803985596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75120091531426">
                <text:p>0.175120091531426</text:p>
              </table:table-cell>
              <table:table-cell office:value-type="float" office:value="0.0665130615234375">
                <text:p>0.066513061523437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82643981766887">
                <text:p>0.182643981766887</text:p>
              </table:table-cell>
              <table:table-cell office:value-type="float" office:value="0.0697829723358154">
                <text:p>0.0697829723358154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92724995082244">
                <text:p>0.192724995082244</text:p>
              </table:table-cell>
              <table:table-cell office:value-type="float" office:value="0.0726730823516846">
                <text:p>0.0726730823516846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02838015044108">
                <text:p>0.202838015044108</text:p>
              </table:table-cell>
              <table:table-cell office:value-type="float" office:value="0.075922966003418">
                <text:p>0.075922966003418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08237056154758">
                <text:p>0.208237056154758</text:p>
              </table:table-cell>
              <table:table-cell office:value-type="float" office:value="0.0790059566497803">
                <text:p>0.0790059566497803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17023047734983">
                <text:p>0.217023047734983</text:p>
              </table:table-cell>
              <table:table-cell office:value-type="float" office:value="0.0823581218719482">
                <text:p>0.0823581218719482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224693889729679">
                <text:p>0.224693889729679</text:p>
              </table:table-cell>
              <table:table-cell office:value-type="float" office:value="0.0856308937072754">
                <text:p>0.0856308937072754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33727897400968">
                <text:p>0.233727897400968</text:p>
              </table:table-cell>
              <table:table-cell office:value-type="float" office:value="0.0885109901428223">
                <text:p>0.0885109901428223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9723017322831">
                <text:p>0.239723017322831</text:p>
              </table:table-cell>
              <table:table-cell office:value-type="float" office:value="0.0914371013641357">
                <text:p>0.0914371013641357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49449998955242">
                <text:p>0.249449998955242</text:p>
              </table:table-cell>
              <table:table-cell office:value-type="float" office:value="0.0947649478912354">
                <text:p>0.0947649478912354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59944995283149">
                <text:p>0.259944995283149</text:p>
              </table:table-cell>
              <table:table-cell office:value-type="float" office:value="0.0991561412811279">
                <text:p>0.0991561412811279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67282048938796">
                <text:p>0.267282048938796</text:p>
              </table:table-cell>
              <table:table-cell office:value-type="float" office:value="0.103191137313843">
                <text:p>0.103191137313843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8039297205396">
                <text:p>0.28039297205396</text:p>
              </table:table-cell>
              <table:table-cell office:value-type="float" office:value="0.105934143066406">
                <text:p>0.105934143066406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86901950719766">
                <text:p>0.286901950719766</text:p>
              </table:table-cell>
              <table:table-cell office:value-type="float" office:value="0.109309911727905">
                <text:p>0.109309911727905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93765978305601">
                <text:p>0.293765978305601</text:p>
              </table:table-cell>
              <table:table-cell office:value-type="float" office:value="0.112591028213501">
                <text:p>0.11259102821350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01077953423373">
                <text:p>0.301077953423373</text:p>
              </table:table-cell>
              <table:table-cell office:value-type="float" office:value="0.115511178970337">
                <text:p>0.115511178970337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308879099437036">
                <text:p>0.308879099437036</text:p>
              </table:table-cell>
              <table:table-cell office:value-type="float" office:value="0.11832594871521">
                <text:p>0.11832594871521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15023966017179">
                <text:p>0.315023966017179</text:p>
              </table:table-cell>
              <table:table-cell office:value-type="float" office:value="0.121635913848877">
                <text:p>0.12163591384887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4983005644754">
                <text:p>0.324983005644754</text:p>
              </table:table-cell>
              <table:table-cell office:value-type="float" office:value="0.124688863754272">
                <text:p>0.124688863754272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33288008114323">
                <text:p>0.33288008114323</text:p>
              </table:table-cell>
              <table:table-cell office:value-type="float" office:value="0.126917123794556">
                <text:p>0.126917123794556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340063103009015">
                <text:p>0.340063103009015</text:p>
              </table:table-cell>
              <table:table-cell office:value-type="float" office:value="0.129975080490112">
                <text:p>0.129975080490112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342434109770693">
                <text:p>0.342434109770693</text:p>
              </table:table-cell>
              <table:table-cell office:value-type="float" office:value="0.133076906204224">
                <text:p>0.133076906204224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352783992770128">
                <text:p>0.352783992770128</text:p>
              </table:table-cell>
              <table:table-cell office:value-type="float" office:value="0.136240005493164">
                <text:p>0.136240005493164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63897885079496">
                <text:p>0.363897885079496</text:p>
              </table:table-cell>
              <table:table-cell office:value-type="float" office:value="0.139190912246704">
                <text:p>0.139190912246704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371245936839841">
                <text:p>0.371245936839841</text:p>
              </table:table-cell>
              <table:table-cell office:value-type="float" office:value="0.142601013183594">
                <text:p>0.142601013183594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379318933235481">
                <text:p>0.379318933235481</text:p>
              </table:table-cell>
              <table:table-cell office:value-type="float" office:value="0.14596700668335">
                <text:p>0.14596700668335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387230106745847">
                <text:p>0.387230106745847</text:p>
              </table:table-cell>
              <table:table-cell office:value-type="float" office:value="0.148850917816162">
                <text:p>0.1488509178161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389768062508665">
                <text:p>0.389768062508665</text:p>
              </table:table-cell>
              <table:table-cell office:value-type="float" office:value="0.151819944381714">
                <text:p>0.151819944381714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99627034552395">
                <text:p>0.399627034552395</text:p>
              </table:table-cell>
              <table:table-cell office:value-type="float" office:value="0.154984951019287">
                <text:p>0.154984951019287</text:p>
              </table:table-cell>
              <table:table-cell office:value-type="float" office:value="0.645">
                <text:p>0.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width="0.12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12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2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03cm" svg:height="12.862cm" xlink:href=".." xlink:type="simple" chart:class="chart:line" chart:style-name="ch1">
        <chart:title svg:x="9.224cm" svg:y="0.393cm" chart:style-name="ch2">
          <text:p>Tiempo de estimación de computo</text:p>
        </chart:title>
        <chart:subtitle svg:x="11.062cm" svg:y="1.429cm" chart:style-name="ch3">
          <text:p>Modelo "KalkerS"</text:p>
        </chart:subtitle>
        <chart:legend chart:legend-position="end" svg:x="22.773cm" svg:y="5.634cm" style:legend-expansion="high" chart:style-name="ch4"/>
        <chart:plot-area chart:style-name="ch5" table:cell-range-address="Hoja1.A111:Hoja1.D161" chart:data-source-has-labels="both" svg:x="1.515cm" svg:y="2.626cm" svg:width="20.251cm" svg:height="8.998cm">
          <chartooo:coordinate-region svg:x="2.322cm" svg:y="2.825cm" svg:width="19.258cm" svg:height="7.754cm"/>
          <chart:axis chart:dimension="x" chart:name="primary-x" chart:style-name="ch6" chartooo:axis-type="auto">
            <chartooo:date-scale/>
            <chart:title svg:x="10.776cm" svg:y="11.881cm" chart:style-name="ch7">
              <text:p>Iteraciones</text:p>
            </chart:title>
            <chart:categories table:cell-range-address="Hoja1.A112:Hoja1.A161"/>
            <chart:grid chart:style-name="ch8" chart:class="major"/>
          </chart:axis>
          <chart:axis chart:dimension="y" chart:name="primary-y" chart:style-name="ch9">
            <chart:title svg:x="0.451cm" svg:y="7.976cm" chart:style-name="ch10">
              <text:p>Tiempo (s)</text:p>
            </chart:title>
            <chart:grid chart:style-name="ch8" chart:class="major"/>
          </chart:axis>
          <chart:series chart:style-name="ch11" chart:values-cell-range-address="Hoja1.B112:Hoja1.B161" chart:label-cell-address="Hoja1.B111:Hoja1.B111" chart:class="chart:line">
            <chart:data-point chart:repeated="50"/>
          </chart:series>
          <chart:series chart:style-name="ch12" chart:values-cell-range-address="Hoja1.C112:Hoja1.C161" chart:label-cell-address="Hoja1.C111:Hoja1.C111" chart:class="chart:line">
            <chart:data-point chart:repeated="50"/>
          </chart:series>
          <chart:series chart:style-name="ch13" chart:values-cell-range-address="Hoja1.D112:Hoja1.D161" chart:label-cell-address="Hoja1.D111:Hoja1.D11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</text:p>
                <draw:g>
                  <svg:desc>Hoja1.B111:Hoja1.B111</svg:desc>
                </draw:g>
              </table:table-cell>
              <table:table-cell office:value-type="string">
                <text:p>Python</text:p>
                <draw:g>
                  <svg:desc>Hoja1.C111:Hoja1.C111</svg:desc>
                </draw:g>
              </table:table-cell>
              <table:table-cell office:value-type="string">
                <text:p>Scilab</text:p>
                <draw:g>
                  <svg:desc>Hoja1.D111:Hoja1.D1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112:Hoja1.A161</svg:desc>
                </draw:g>
              </table:table-cell>
              <table:table-cell office:value-type="float" office:value="2.24191905255429">
                <text:p>2.24191905255429</text:p>
                <draw:g>
                  <svg:desc>Hoja1.B112:Hoja1.B161</svg:desc>
                </draw:g>
              </table:table-cell>
              <table:table-cell office:value-type="float" office:value="0.0000019073486328125">
                <text:p>0.0000019073486328125</text:p>
                <draw:g>
                  <svg:desc>Hoja1.C112:Hoja1.C161</svg:desc>
                </draw:g>
              </table:table-cell>
              <table:table-cell office:value-type="float" office:value="0.545">
                <text:p>0.545</text:p>
                <draw:g>
                  <svg:desc>Hoja1.D112:Hoja1.D16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58060410013422">
                <text:p>4.58060410013422</text:p>
              </table:table-cell>
              <table:table-cell office:value-type="float" office:value="1.07937598228455">
                <text:p>1.07937598228455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83986211032607">
                <text:p>6.83986211032607</text:p>
              </table:table-cell>
              <table:table-cell office:value-type="float" office:value="2.16703581809998">
                <text:p>2.16703581809998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11553404456936">
                <text:p>9.11553404456936</text:p>
              </table:table-cell>
              <table:table-cell office:value-type="float" office:value="3.24780511856079">
                <text:p>3.24780511856079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.1939110480016">
                <text:p>11.1939110480016</text:p>
              </table:table-cell>
              <table:table-cell office:value-type="float" office:value="4.3569769859314">
                <text:p>4.356976985931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7009549358627">
                <text:p>13.7009549358627</text:p>
              </table:table-cell>
              <table:table-cell office:value-type="float" office:value="5.44565105438232">
                <text:p>5.44565105438232</text:p>
              </table:table-cell>
              <table:table-cell office:value-type="float" office:value="3.252">
                <text:p>3.2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.0365579733625">
                <text:p>16.0365579733625</text:p>
              </table:table-cell>
              <table:table-cell office:value-type="float" office:value="6.48713779449463">
                <text:p>6.48713779449463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.1824820393231">
                <text:p>18.1824820393231</text:p>
              </table:table-cell>
              <table:table-cell office:value-type="float" office:value="7.61553907394409">
                <text:p>7.61553907394409</text:p>
              </table:table-cell>
              <table:table-cell office:value-type="float" office:value="4.343">
                <text:p>4.3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0.5854499486741">
                <text:p>20.5854499486741</text:p>
              </table:table-cell>
              <table:table-cell office:value-type="float" office:value="8.65385890007019">
                <text:p>8.65385890007019</text:p>
              </table:table-cell>
              <table:table-cell office:value-type="float" office:value="4.854">
                <text:p>4.8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8816070606699">
                <text:p>22.8816070606699</text:p>
              </table:table-cell>
              <table:table-cell office:value-type="float" office:value="9.73317289352417">
                <text:p>9.73317289352417</text:p>
              </table:table-cell>
              <table:table-cell office:value-type="float" office:value="5.364">
                <text:p>5.3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5.021061050822">
                <text:p>25.021061050822</text:p>
              </table:table-cell>
              <table:table-cell office:value-type="float" office:value="10.9019751548767">
                <text:p>10.9019751548767</text:p>
              </table:table-cell>
              <table:table-cell office:value-type="float" office:value="5.953">
                <text:p>5.9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.3800679419655">
                <text:p>27.3800679419655</text:p>
              </table:table-cell>
              <table:table-cell office:value-type="float" office:value="11.9697890281677">
                <text:p>11.9697890281677</text:p>
              </table:table-cell>
              <table:table-cell office:value-type="float" office:value="6.457">
                <text:p>6.4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.6461649574339">
                <text:p>29.6461649574339</text:p>
              </table:table-cell>
              <table:table-cell office:value-type="float" office:value="12.9987859725952">
                <text:p>12.9987859725952</text:p>
              </table:table-cell>
              <table:table-cell office:value-type="float" office:value="7.012">
                <text:p>7.0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.6634150019381">
                <text:p>31.6634150019381</text:p>
              </table:table-cell>
              <table:table-cell office:value-type="float" office:value="14.1143300533295">
                <text:p>14.1143300533295</text:p>
              </table:table-cell>
              <table:table-cell office:value-type="float" office:value="7.584">
                <text:p>7.5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.9088688968914">
                <text:p>33.9088688968914</text:p>
              </table:table-cell>
              <table:table-cell office:value-type="float" office:value="15.2103159427643">
                <text:p>15.2103159427643</text:p>
              </table:table-cell>
              <table:table-cell office:value-type="float" office:value="8.086">
                <text:p>8.0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6.2710031183669">
                <text:p>36.2710031183669</text:p>
              </table:table-cell>
              <table:table-cell office:value-type="float" office:value="16.3344831466675">
                <text:p>16.3344831466675</text:p>
              </table:table-cell>
              <table:table-cell office:value-type="float" office:value="8.677">
                <text:p>8.6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8.3629030104494">
                <text:p>38.3629030104494</text:p>
              </table:table-cell>
              <table:table-cell office:value-type="float" office:value="17.432186126709">
                <text:p>17.432186126709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.2522309044143">
                <text:p>38.2522309044143</text:p>
              </table:table-cell>
              <table:table-cell office:value-type="float" office:value="18.443540096283">
                <text:p>18.443540096283</text:p>
              </table:table-cell>
              <table:table-cell office:value-type="float" office:value="9.677">
                <text:p>9.6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0.3990459203487">
                <text:p>40.3990459203487</text:p>
              </table:table-cell>
              <table:table-cell office:value-type="float" office:value="19.5291130542755">
                <text:p>19.5291130542755</text:p>
              </table:table-cell>
              <table:table-cell office:value-type="float" office:value="10.193">
                <text:p>10.1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.8351019051625">
                <text:p>41.8351019051625</text:p>
              </table:table-cell>
              <table:table-cell office:value-type="float" office:value="20.6987340450287">
                <text:p>20.6987340450287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4.286977076903">
                <text:p>44.286977076903</text:p>
              </table:table-cell>
              <table:table-cell office:value-type="float" office:value="21.7594730854034">
                <text:p>21.7594730854034</text:p>
              </table:table-cell>
              <table:table-cell office:value-type="float" office:value="11.313">
                <text:p>11.31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6.1369080948643">
                <text:p>46.1369080948643</text:p>
              </table:table-cell>
              <table:table-cell office:value-type="float" office:value="22.8401010036468">
                <text:p>22.8401010036468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7.6011429715436">
                <text:p>47.6011429715436</text:p>
              </table:table-cell>
              <table:table-cell office:value-type="float" office:value="23.8711290359497">
                <text:p>23.8711290359497</text:p>
              </table:table-cell>
              <table:table-cell office:value-type="float" office:value="12.343">
                <text:p>12.3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0.4752279320965">
                <text:p>50.4752279320965</text:p>
              </table:table-cell>
              <table:table-cell office:value-type="float" office:value="24.9404320716858">
                <text:p>24.9404320716858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2.3423670439515">
                <text:p>52.3423670439515</text:p>
              </table:table-cell>
              <table:table-cell office:value-type="float" office:value="26.107088804245">
                <text:p>26.107088804245</text:p>
              </table:table-cell>
              <table:table-cell office:value-type="float" office:value="13.445">
                <text:p>13.44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4.3915719572688">
                <text:p>54.3915719572688</text:p>
              </table:table-cell>
              <table:table-cell office:value-type="float" office:value="27.1499109268188">
                <text:p>27.1499109268188</text:p>
              </table:table-cell>
              <table:table-cell office:value-type="float" office:value="13.997">
                <text:p>13.99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6.6172970321495">
                <text:p>56.6172970321495</text:p>
              </table:table-cell>
              <table:table-cell office:value-type="float" office:value="28.4098010063171">
                <text:p>28.4098010063171</text:p>
              </table:table-cell>
              <table:table-cell office:value-type="float" office:value="14.456">
                <text:p>14.45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8.7383349947631">
                <text:p>58.7383349947631</text:p>
              </table:table-cell>
              <table:table-cell office:value-type="float" office:value="29.4788379669189">
                <text:p>29.4788379669189</text:p>
              </table:table-cell>
              <table:table-cell office:value-type="float" office:value="14.926">
                <text:p>14.92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0.8892630840419">
                <text:p>60.8892630840419</text:p>
              </table:table-cell>
              <table:table-cell office:value-type="float" office:value="30.4683039188385">
                <text:p>30.4683039188385</text:p>
              </table:table-cell>
              <table:table-cell office:value-type="float" office:value="15.571">
                <text:p>15.5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2.7931379303336">
                <text:p>62.7931379303336</text:p>
              </table:table-cell>
              <table:table-cell office:value-type="float" office:value="31.4924559593201">
                <text:p>31.4924559593201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4.9032669108128">
                <text:p>64.9032669108128</text:p>
              </table:table-cell>
              <table:table-cell office:value-type="float" office:value="32.5210380554199">
                <text:p>32.5210380554199</text:p>
              </table:table-cell>
              <table:table-cell office:value-type="float" office:value="16.528">
                <text:p>16.52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7.6453109325375">
                <text:p>67.6453109325375</text:p>
              </table:table-cell>
              <table:table-cell office:value-type="float" office:value="33.5215210914612">
                <text:p>33.5215210914612</text:p>
              </table:table-cell>
              <table:table-cell office:value-type="float" office:value="17.173">
                <text:p>17.17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8.8503129200544">
                <text:p>68.8503129200544</text:p>
              </table:table-cell>
              <table:table-cell office:value-type="float" office:value="34.756148815155">
                <text:p>34.756148815155</text:p>
              </table:table-cell>
              <table:table-cell office:value-type="float" office:value="17.731">
                <text:p>17.7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1.2933970133308">
                <text:p>71.2933970133308</text:p>
              </table:table-cell>
              <table:table-cell office:value-type="float" office:value="36.0553340911865">
                <text:p>36.0553340911865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3.3247201184277">
                <text:p>73.3247201184277</text:p>
              </table:table-cell>
              <table:table-cell office:value-type="float" office:value="37.108519077301">
                <text:p>37.108519077301</text:p>
              </table:table-cell>
              <table:table-cell office:value-type="float" office:value="18.768">
                <text:p>18.76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5.4259140751092">
                <text:p>75.4259140751092</text:p>
              </table:table-cell>
              <table:table-cell office:value-type="float" office:value="38.212819814682">
                <text:p>38.212819814682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8.4560749445809">
                <text:p>78.4560749445809</text:p>
              </table:table-cell>
              <table:table-cell office:value-type="float" office:value="39.2460081577301">
                <text:p>39.2460081577301</text:p>
              </table:table-cell>
              <table:table-cell office:value-type="float" office:value="19.926">
                <text:p>19.92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9.9518940211274">
                <text:p>79.9518940211274</text:p>
              </table:table-cell>
              <table:table-cell office:value-type="float" office:value="40.3845820426941">
                <text:p>40.3845820426941</text:p>
              </table:table-cell>
              <table:table-cell office:value-type="float" office:value="20.382">
                <text:p>20.38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2.7543679471128">
                <text:p>82.7543679471128</text:p>
              </table:table-cell>
              <table:table-cell office:value-type="float" office:value="41.2704408168793">
                <text:p>41.2704408168793</text:p>
              </table:table-cell>
              <table:table-cell office:value-type="float" office:value="21.026">
                <text:p>21.0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4.7968780042138">
                <text:p>84.7968780042138</text:p>
              </table:table-cell>
              <table:table-cell office:value-type="float" office:value="42.4225640296936">
                <text:p>42.4225640296936</text:p>
              </table:table-cell>
              <table:table-cell office:value-type="float" office:value="21.412">
                <text:p>21.41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6.7767109875567">
                <text:p>86.7767109875567</text:p>
              </table:table-cell>
              <table:table-cell office:value-type="float" office:value="43.7465238571167">
                <text:p>43.7465238571167</text:p>
              </table:table-cell>
              <table:table-cell office:value-type="float" office:value="21.979">
                <text:p>21.97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88.4315750270616">
                <text:p>88.4315750270616</text:p>
              </table:table-cell>
              <table:table-cell office:value-type="float" office:value="44.6392152309418">
                <text:p>44.6392152309418</text:p>
              </table:table-cell>
              <table:table-cell office:value-type="float" office:value="22.456">
                <text:p>22.45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0.5441871067742">
                <text:p>90.5441871067742</text:p>
              </table:table-cell>
              <table:table-cell office:value-type="float" office:value="45.5136139392853">
                <text:p>45.5136139392853</text:p>
              </table:table-cell>
              <table:table-cell office:value-type="float" office:value="23.082">
                <text:p>23.08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2.7178200008348">
                <text:p>92.7178200008348</text:p>
              </table:table-cell>
              <table:table-cell office:value-type="float" office:value="46.8057508468628">
                <text:p>46.8057508468628</text:p>
              </table:table-cell>
              <table:table-cell office:value-type="float" office:value="23.514">
                <text:p>23.5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4.8049749648198">
                <text:p>94.8049749648198</text:p>
              </table:table-cell>
              <table:table-cell office:value-type="float" office:value="47.7414839267731">
                <text:p>47.7414839267731</text:p>
              </table:table-cell>
              <table:table-cell office:value-type="float" office:value="24.154">
                <text:p>24.15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7.1481259096181">
                <text:p>97.1481259096181</text:p>
              </table:table-cell>
              <table:table-cell office:value-type="float" office:value="48.9044058322907">
                <text:p>48.9044058322907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9.1931030993583">
                <text:p>99.1931030993583</text:p>
              </table:table-cell>
              <table:table-cell office:value-type="float" office:value="50.0270209312439">
                <text:p>50.0270209312439</text:p>
              </table:table-cell>
              <table:table-cell office:value-type="float" office:value="25.328">
                <text:p>25.32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0.708740067435">
                <text:p>100.708740067435</text:p>
              </table:table-cell>
              <table:table-cell office:value-type="float" office:value="51.1729249954224">
                <text:p>51.1729249954224</text:p>
              </table:table-cell>
              <table:table-cell office:value-type="float" office:value="25.795">
                <text:p>25.79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2.554433057434">
                <text:p>102.554433057434</text:p>
              </table:table-cell>
              <table:table-cell office:value-type="float" office:value="52.1399199962616">
                <text:p>52.1399199962616</text:p>
              </table:table-cell>
              <table:table-cell office:value-type="float" office:value="26.264">
                <text:p>26.2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98971194448">
                <text:p>104.98971194448</text:p>
              </table:table-cell>
              <table:table-cell office:value-type="float" office:value="53.1940031051636">
                <text:p>53.1940031051636</text:p>
              </table:table-cell>
              <table:table-cell office:value-type="float" office:value="26.875">
                <text:p>26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width="0.12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12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2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03cm" svg:height="12.862cm" xlink:href=".." xlink:type="simple" chart:class="chart:line" chart:style-name="ch1">
        <chart:title svg:x="9.224cm" svg:y="0.393cm" chart:style-name="ch2">
          <text:p>Tiempo de estimación de computo</text:p>
        </chart:title>
        <chart:subtitle svg:x="11.287cm" svg:y="1.429cm" chart:style-name="ch3">
          <text:p>Modelo "Shen"</text:p>
        </chart:subtitle>
        <chart:legend chart:legend-position="end" svg:x="22.773cm" svg:y="5.634cm" style:legend-expansion="high" chart:style-name="ch4"/>
        <chart:plot-area chart:style-name="ch5" table:cell-range-address="Hoja1.A165:Hoja1.D215" chart:data-source-has-labels="both" svg:x="1.515cm" svg:y="2.626cm" svg:width="20.251cm" svg:height="8.998cm">
          <chartooo:coordinate-region svg:x="2.242cm" svg:y="2.825cm" svg:width="19.338cm" svg:height="7.754cm"/>
          <chart:axis chart:dimension="x" chart:name="primary-x" chart:style-name="ch6" chartooo:axis-type="auto">
            <chartooo:date-scale/>
            <chart:title svg:x="10.776cm" svg:y="11.881cm" chart:style-name="ch7">
              <text:p>Iteraciones</text:p>
            </chart:title>
            <chart:categories table:cell-range-address="Hoja1.A166:Hoja1.A215"/>
            <chart:grid chart:style-name="ch8" chart:class="major"/>
          </chart:axis>
          <chart:axis chart:dimension="y" chart:name="primary-y" chart:style-name="ch9">
            <chart:title svg:x="0.451cm" svg:y="7.976cm" chart:style-name="ch10">
              <text:p>Tiempo (s)</text:p>
            </chart:title>
            <chart:grid chart:style-name="ch8" chart:class="major"/>
          </chart:axis>
          <chart:series chart:style-name="ch11" chart:values-cell-range-address="Hoja1.B166:Hoja1.B215" chart:label-cell-address="Hoja1.B165:Hoja1.B165" chart:class="chart:line">
            <chart:data-point chart:repeated="50"/>
          </chart:series>
          <chart:series chart:style-name="ch12" chart:values-cell-range-address="Hoja1.C166:Hoja1.C215" chart:label-cell-address="Hoja1.C165:Hoja1.C165" chart:class="chart:line">
            <chart:data-point chart:repeated="50"/>
          </chart:series>
          <chart:series chart:style-name="ch13" chart:values-cell-range-address="Hoja1.D166:Hoja1.D215" chart:label-cell-address="Hoja1.D165:Hoja1.D165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</text:p>
                <draw:g>
                  <svg:desc>Hoja1.B165:Hoja1.B165</svg:desc>
                </draw:g>
              </table:table-cell>
              <table:table-cell office:value-type="string">
                <text:p>Python</text:p>
                <draw:g>
                  <svg:desc>Hoja1.C165:Hoja1.C165</svg:desc>
                </draw:g>
              </table:table-cell>
              <table:table-cell office:value-type="string">
                <text:p>Scilab</text:p>
                <draw:g>
                  <svg:desc>Hoja1.D165:Hoja1.D16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166:Hoja1.A215</svg:desc>
                </draw:g>
              </table:table-cell>
              <table:table-cell office:value-type="float" office:value="0.00905591808259487">
                <text:p>0.00905591808259487</text:p>
                <draw:g>
                  <svg:desc>Hoja1.B166:Hoja1.B215</svg:desc>
                </draw:g>
              </table:table-cell>
              <table:table-cell office:value-type="float" office:value="0.0000019073486328125">
                <text:p>0.0000019073486328125</text:p>
                <draw:g>
                  <svg:desc>Hoja1.C166:Hoja1.C215</svg:desc>
                </draw:g>
              </table:table-cell>
              <table:table-cell office:value-type="float" office:value="0.014">
                <text:p>0.014</text:p>
                <draw:g>
                  <svg:desc>Hoja1.D166:Hoja1.D2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70079095987603">
                <text:p>0.0170079095987603</text:p>
              </table:table-cell>
              <table:table-cell office:value-type="float" office:value="0.00348782539367676">
                <text:p>0.0034878253936767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52930076094344">
                <text:p>0.0252930076094344</text:p>
              </table:table-cell>
              <table:table-cell office:value-type="float" office:value="0.00681304931640625">
                <text:p>0.006813049316406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37939230958">
                <text:p>0.0337939230958</text:p>
              </table:table-cell>
              <table:table-cell office:value-type="float" office:value="0.00999307632446289">
                <text:p>0.0099930763244628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422089779749513">
                <text:p>0.0422089779749513</text:p>
              </table:table-cell>
              <table:table-cell office:value-type="float" office:value="0.0132930278778076">
                <text:p>0.013293027877807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07720274617896">
                <text:p>0.0507720274617896</text:p>
              </table:table-cell>
              <table:table-cell office:value-type="float" office:value="0.0163772106170654">
                <text:p>0.01637721061706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94559203600511">
                <text:p>0.0594559203600511</text:p>
              </table:table-cell>
              <table:table-cell office:value-type="float" office:value="0.0196750164031982">
                <text:p>0.019675016403198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72190339537337">
                <text:p>0.0672190339537337</text:p>
              </table:table-cell>
              <table:table-cell office:value-type="float" office:value="0.0230238437652588">
                <text:p>0.023023843765258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74716066592373">
                <text:p>0.074716066592373</text:p>
              </table:table-cell>
              <table:table-cell office:value-type="float" office:value="0.0264730453491211">
                <text:p>0.026473045349121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34700105478987">
                <text:p>0.0834700105478987</text:p>
              </table:table-cell>
              <table:table-cell office:value-type="float" office:value="0.029487133026123">
                <text:p>0.02948713302612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30801060749218">
                <text:p>0.0930801060749218</text:p>
              </table:table-cell>
              <table:table-cell office:value-type="float" office:value="0.0326130390167236">
                <text:p>0.0326130390167236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00434069056064">
                <text:p>0.100434069056064</text:p>
              </table:table-cell>
              <table:table-cell office:value-type="float" office:value="0.0360820293426514">
                <text:p>0.0360820293426514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08442923170514">
                <text:p>0.108442923170514</text:p>
              </table:table-cell>
              <table:table-cell office:value-type="float" office:value="0.0393280982971191">
                <text:p>0.0393280982971191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3017052412033">
                <text:p>0.113017052412033</text:p>
              </table:table-cell>
              <table:table-cell office:value-type="float" office:value="0.0426709651947022">
                <text:p>0.0426709651947022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20733112795278">
                <text:p>0.120733112795278</text:p>
              </table:table-cell>
              <table:table-cell office:value-type="float" office:value="0.0456361770629883">
                <text:p>0.0456361770629883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000594987534">
                <text:p>0.13000594987534</text:p>
              </table:table-cell>
              <table:table-cell office:value-type="float" office:value="0.048893928527832">
                <text:p>0.048893928527832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37595990556292">
                <text:p>0.137595990556292</text:p>
              </table:table-cell>
              <table:table-cell office:value-type="float" office:value="0.0519509315490723">
                <text:p>0.0519509315490723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48039073683322">
                <text:p>0.148039073683322</text:p>
              </table:table-cell>
              <table:table-cell office:value-type="float" office:value="0.0551140308380127">
                <text:p>0.0551140308380127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55572981806472">
                <text:p>0.155572981806472</text:p>
              </table:table-cell>
              <table:table-cell office:value-type="float" office:value="0.0582590103149414">
                <text:p>0.0582590103149414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63381021469831">
                <text:p>0.163381021469831</text:p>
              </table:table-cell>
              <table:table-cell office:value-type="float" office:value="0.0620520114898682">
                <text:p>0.0620520114898682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71483023092151">
                <text:p>0.171483023092151</text:p>
              </table:table-cell>
              <table:table-cell office:value-type="float" office:value="0.0650019645690918">
                <text:p>0.065001964569091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78082046099007">
                <text:p>0.178082046099007</text:p>
              </table:table-cell>
              <table:table-cell office:value-type="float" office:value="0.0679619312286377">
                <text:p>0.0679619312286377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88230093917809">
                <text:p>0.188230093917809</text:p>
              </table:table-cell>
              <table:table-cell office:value-type="float" office:value="0.0711801052093506">
                <text:p>0.0711801052093506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98734104982577">
                <text:p>0.198734104982577</text:p>
              </table:table-cell>
              <table:table-cell office:value-type="float" office:value="0.0746009349822998">
                <text:p>0.074600934982299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06347115687095">
                <text:p>0.206347115687095</text:p>
              </table:table-cell>
              <table:table-cell office:value-type="float" office:value="0.0778520107269287">
                <text:p>0.0778520107269287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1419695741497">
                <text:p>0.21419695741497</text:p>
              </table:table-cell>
              <table:table-cell office:value-type="float" office:value="0.0808470249176025">
                <text:p>0.0808470249176025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2182210360188">
                <text:p>0.22182210360188</text:p>
              </table:table-cell>
              <table:table-cell office:value-type="float" office:value="0.0842149257659912">
                <text:p>0.0842149257659912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230309106176719">
                <text:p>0.230309106176719</text:p>
              </table:table-cell>
              <table:table-cell office:value-type="float" office:value="0.0869619846343994">
                <text:p>0.0869619846343994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3825893655885">
                <text:p>0.23825893655885</text:p>
              </table:table-cell>
              <table:table-cell office:value-type="float" office:value="0.0902409553527832">
                <text:p>0.0902409553527832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6201908797957">
                <text:p>0.246201908797957</text:p>
              </table:table-cell>
              <table:table-cell office:value-type="float" office:value="0.0932788848876953">
                <text:p>0.0932788848876953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58587910211645">
                <text:p>0.258587910211645</text:p>
              </table:table-cell>
              <table:table-cell office:value-type="float" office:value="0.0972650051116943">
                <text:p>0.0972650051116943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68093071761541">
                <text:p>0.268093071761541</text:p>
              </table:table-cell>
              <table:table-cell office:value-type="float" office:value="0.100822925567627">
                <text:p>0.100822925567627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75591023731977">
                <text:p>0.275591023731977</text:p>
              </table:table-cell>
              <table:table-cell office:value-type="float" office:value="0.103502988815308">
                <text:p>0.103502988815308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84280022839084">
                <text:p>0.284280022839084</text:p>
              </table:table-cell>
              <table:table-cell office:value-type="float" office:value="0.107244968414307">
                <text:p>0.107244968414307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92376933386549">
                <text:p>0.292376933386549</text:p>
              </table:table-cell>
              <table:table-cell office:value-type="float" office:value="0.110137939453125">
                <text:p>0.110137939453125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99407885875553">
                <text:p>0.299407885875553</text:p>
              </table:table-cell>
              <table:table-cell office:value-type="float" office:value="0.11340594291687">
                <text:p>0.11340594291687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07362997089513">
                <text:p>0.307362997089513</text:p>
              </table:table-cell>
              <table:table-cell office:value-type="float" office:value="0.11611008644104">
                <text:p>0.11611008644104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314079935546033">
                <text:p>0.314079935546033</text:p>
              </table:table-cell>
              <table:table-cell office:value-type="float" office:value="0.119749069213867">
                <text:p>0.119749069213867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25179117615335">
                <text:p>0.325179117615335</text:p>
              </table:table-cell>
              <table:table-cell office:value-type="float" office:value="0.123273849487305">
                <text:p>0.123273849487305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31620910437778">
                <text:p>0.331620910437778</text:p>
              </table:table-cell>
              <table:table-cell office:value-type="float" office:value="0.124331951141357">
                <text:p>0.124331951141357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339671005960554">
                <text:p>0.339671005960554</text:p>
              </table:table-cell>
              <table:table-cell office:value-type="float" office:value="0.128495931625366">
                <text:p>0.128495931625366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349628926487639">
                <text:p>0.349628926487639</text:p>
              </table:table-cell>
              <table:table-cell office:value-type="float" office:value="0.131221055984497">
                <text:p>0.131221055984497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351891944068484">
                <text:p>0.351891944068484</text:p>
              </table:table-cell>
              <table:table-cell office:value-type="float" office:value="0.134374141693115">
                <text:p>0.13437414169311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362528885249048">
                <text:p>0.362528885249048</text:p>
              </table:table-cell>
              <table:table-cell office:value-type="float" office:value="0.137845993041992">
                <text:p>0.137845993041992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70512983994558">
                <text:p>0.370512983994558</text:p>
              </table:table-cell>
              <table:table-cell office:value-type="float" office:value="0.141395092010498">
                <text:p>0.141395092010498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37566398200579">
                <text:p>0.37566398200579</text:p>
              </table:table-cell>
              <table:table-cell office:value-type="float" office:value="0.144706964492798">
                <text:p>0.144706964492798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38634098356124">
                <text:p>0.38634098356124</text:p>
              </table:table-cell>
              <table:table-cell office:value-type="float" office:value="0.147479057312012">
                <text:p>0.147479057312012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395201030769385">
                <text:p>0.395201030769385</text:p>
              </table:table-cell>
              <table:table-cell office:value-type="float" office:value="0.150941133499146">
                <text:p>0.150941133499146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40223695570603">
                <text:p>0.40223695570603</text:p>
              </table:table-cell>
              <table:table-cell office:value-type="float" office:value="0.153486013412476">
                <text:p>0.153486013412476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10443950211629">
                <text:p>0.410443950211629</text:p>
              </table:table-cell>
              <table:table-cell office:value-type="float" office:value="0.156819820404053">
                <text:p>0.156819820404053</text:p>
              </table:table-cell>
              <table:table-cell office:value-type="float" office:value="0.648">
                <text:p>0.6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width="0.12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12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2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03cm" svg:height="12.862cm" xlink:href=".." xlink:type="simple" chart:class="chart:line" chart:style-name="ch1">
        <chart:title svg:x="9.224cm" svg:y="0.393cm" chart:style-name="ch2">
          <text:p>Tiempo de estimación de computo</text:p>
        </chart:title>
        <chart:subtitle svg:x="11.036cm" svg:y="1.429cm" chart:style-name="ch3">
          <text:p>Modelo "Polanch"</text:p>
        </chart:subtitle>
        <chart:legend chart:legend-position="end" svg:x="22.773cm" svg:y="5.634cm" style:legend-expansion="high" chart:style-name="ch4"/>
        <chart:plot-area chart:style-name="ch5" table:cell-range-address="Hoja1.A219:Hoja1.D269" chart:data-source-has-labels="both" svg:x="1.515cm" svg:y="2.626cm" svg:width="20.251cm" svg:height="8.998cm">
          <chartooo:coordinate-region svg:x="2.242cm" svg:y="2.825cm" svg:width="19.338cm" svg:height="7.754cm"/>
          <chart:axis chart:dimension="x" chart:name="primary-x" chart:style-name="ch6" chartooo:axis-type="auto">
            <chartooo:date-scale/>
            <chart:title svg:x="10.776cm" svg:y="11.881cm" chart:style-name="ch7">
              <text:p>Iteraciones</text:p>
            </chart:title>
            <chart:categories table:cell-range-address="Hoja1.A220:Hoja1.A269"/>
            <chart:grid chart:style-name="ch8" chart:class="major"/>
          </chart:axis>
          <chart:axis chart:dimension="y" chart:name="primary-y" chart:style-name="ch9">
            <chart:title svg:x="0.451cm" svg:y="7.976cm" chart:style-name="ch10">
              <text:p>Tiempo (s)</text:p>
            </chart:title>
            <chart:grid chart:style-name="ch8" chart:class="major"/>
          </chart:axis>
          <chart:series chart:style-name="ch11" chart:values-cell-range-address="Hoja1.B220:Hoja1.B269" chart:label-cell-address="Hoja1.B219:Hoja1.B219" chart:class="chart:line">
            <chart:data-point chart:repeated="50"/>
          </chart:series>
          <chart:series chart:style-name="ch12" chart:values-cell-range-address="Hoja1.C220:Hoja1.C269" chart:label-cell-address="Hoja1.C219:Hoja1.C219" chart:class="chart:line">
            <chart:data-point chart:repeated="50"/>
          </chart:series>
          <chart:series chart:style-name="ch13" chart:values-cell-range-address="Hoja1.D220:Hoja1.D269" chart:label-cell-address="Hoja1.D219:Hoja1.D219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</text:p>
                <draw:g>
                  <svg:desc>Hoja1.B219:Hoja1.B219</svg:desc>
                </draw:g>
              </table:table-cell>
              <table:table-cell office:value-type="string">
                <text:p>Python</text:p>
                <draw:g>
                  <svg:desc>Hoja1.C219:Hoja1.C219</svg:desc>
                </draw:g>
              </table:table-cell>
              <table:table-cell office:value-type="string">
                <text:p>Scilab</text:p>
                <draw:g>
                  <svg:desc>Hoja1.D219:Hoja1.D21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20:Hoja1.A269</svg:desc>
                </draw:g>
              </table:table-cell>
              <table:table-cell office:value-type="float" office:value="0.00906408426817507">
                <text:p>0.00906408426817507</text:p>
                <draw:g>
                  <svg:desc>Hoja1.B220:Hoja1.B269</svg:desc>
                </draw:g>
              </table:table-cell>
              <table:table-cell office:value-type="float" office:value="0.00000095367431640625">
                <text:p>0.00000095367431640625</text:p>
                <draw:g>
                  <svg:desc>Hoja1.C220:Hoja1.C269</svg:desc>
                </draw:g>
              </table:table-cell>
              <table:table-cell office:value-type="float" office:value="0.013">
                <text:p>0.013</text:p>
                <draw:g>
                  <svg:desc>Hoja1.D220:Hoja1.D26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75809551728889">
                <text:p>0.0175809551728889</text:p>
              </table:table-cell>
              <table:table-cell office:value-type="float" office:value="0.00329089164733887">
                <text:p>0.0032908916473388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61930144624785">
                <text:p>0.0261930144624785</text:p>
              </table:table-cell>
              <table:table-cell office:value-type="float" office:value="0.00651097297668457">
                <text:p>0.006510972976684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50140624213964">
                <text:p>0.0350140624213964</text:p>
              </table:table-cell>
              <table:table-cell office:value-type="float" office:value="0.00964617729187012">
                <text:p>0.009646177291870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436419944744557">
                <text:p>0.0436419944744557</text:p>
              </table:table-cell>
              <table:table-cell office:value-type="float" office:value="0.0128500461578369">
                <text:p>0.012850046157836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23869559401646">
                <text:p>0.0523869559401646</text:p>
              </table:table-cell>
              <table:table-cell office:value-type="float" office:value="0.0160009860992432">
                <text:p>0.0160009860992432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1731975292787">
                <text:p>0.061731975292787</text:p>
              </table:table-cell>
              <table:table-cell office:value-type="float" office:value="0.0192711353302002">
                <text:p>0.019271135330200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704530805815011">
                <text:p>0.0704530805815011</text:p>
              </table:table-cell>
              <table:table-cell office:value-type="float" office:value="0.0225610733032227">
                <text:p>0.022561073303222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786190940998495">
                <text:p>0.0786190940998495</text:p>
              </table:table-cell>
              <table:table-cell office:value-type="float" office:value="0.0255489349365234">
                <text:p>0.02554893493652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73241156805307">
                <text:p>0.0873241156805307</text:p>
              </table:table-cell>
              <table:table-cell office:value-type="float" office:value="0.028670072555542">
                <text:p>0.028670072555542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67660814058036">
                <text:p>0.0967660814058036</text:p>
              </table:table-cell>
              <table:table-cell office:value-type="float" office:value="0.0317490100860596">
                <text:p>0.031749010086059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05367977055721">
                <text:p>0.105367977055721</text:p>
              </table:table-cell>
              <table:table-cell office:value-type="float" office:value="0.0348269939422607">
                <text:p>0.0348269939422607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13624973688275">
                <text:p>0.113624973688275</text:p>
              </table:table-cell>
              <table:table-cell office:value-type="float" office:value="0.0378649234771729">
                <text:p>0.037864923477172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8230942985974">
                <text:p>0.118230942985974</text:p>
              </table:table-cell>
              <table:table-cell office:value-type="float" office:value="0.0410559177398682">
                <text:p>0.0410559177398682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26582062919624">
                <text:p>0.126582062919624</text:p>
              </table:table-cell>
              <table:table-cell office:value-type="float" office:value="0.0440759658813477">
                <text:p>0.0440759658813477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5386079433374">
                <text:p>0.135386079433374</text:p>
              </table:table-cell>
              <table:table-cell office:value-type="float" office:value="0.0472230911254883">
                <text:p>0.0472230911254883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43470025155693">
                <text:p>0.143470025155693</text:p>
              </table:table-cell>
              <table:table-cell office:value-type="float" office:value="0.0501830577850342">
                <text:p>0.0501830577850342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55035943957046">
                <text:p>0.155035943957046</text:p>
              </table:table-cell>
              <table:table-cell office:value-type="float" office:value="0.053386926651001">
                <text:p>0.053386926651001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63762109703384">
                <text:p>0.163762109703384</text:p>
              </table:table-cell>
              <table:table-cell office:value-type="float" office:value="0.0568239688873291">
                <text:p>0.0568239688873291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71356894657947">
                <text:p>0.171356894657947</text:p>
              </table:table-cell>
              <table:table-cell office:value-type="float" office:value="0.0606060028076172">
                <text:p>0.0606060028076172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8164195609279">
                <text:p>0.18164195609279</text:p>
              </table:table-cell>
              <table:table-cell office:value-type="float" office:value="0.0626709461212158">
                <text:p>0.062670946121215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89258029568009">
                <text:p>0.189258029568009</text:p>
              </table:table-cell>
              <table:table-cell office:value-type="float" office:value="0.0660591125488281">
                <text:p>0.066059112548828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99220982729457">
                <text:p>0.199220982729457</text:p>
              </table:table-cell>
              <table:table-cell office:value-type="float" office:value="0.0695338249206543">
                <text:p>0.0695338249206543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07558032707311">
                <text:p>0.207558032707311</text:p>
              </table:table-cell>
              <table:table-cell office:value-type="float" office:value="0.0726611614227295">
                <text:p>0.0726611614227295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15525099774823">
                <text:p>0.215525099774823</text:p>
              </table:table-cell>
              <table:table-cell office:value-type="float" office:value="0.0757238864898682">
                <text:p>0.0757238864898682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22914963611402">
                <text:p>0.222914963611402</text:p>
              </table:table-cell>
              <table:table-cell office:value-type="float" office:value="0.0788800716400147">
                <text:p>0.0788800716400147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32022053096443">
                <text:p>0.232022053096443</text:p>
              </table:table-cell>
              <table:table-cell office:value-type="float" office:value="0.0815930366516113">
                <text:p>0.0815930366516113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239955069497228">
                <text:p>0.239955069497228</text:p>
              </table:table-cell>
              <table:table-cell office:value-type="float" office:value="0.0849730968475342">
                <text:p>0.0849730968475342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48938117059879">
                <text:p>0.248938117059879</text:p>
              </table:table-cell>
              <table:table-cell office:value-type="float" office:value="0.0882620811462402">
                <text:p>0.088262081146240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57561889593489">
                <text:p>0.257561889593489</text:p>
              </table:table-cell>
              <table:table-cell office:value-type="float" office:value="0.0913920402526856">
                <text:p>0.0913920402526856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68049045815133">
                <text:p>0.268049045815133</text:p>
              </table:table-cell>
              <table:table-cell office:value-type="float" office:value="0.0958731174468994">
                <text:p>0.0958731174468994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79785908292979">
                <text:p>0.279785908292979</text:p>
              </table:table-cell>
              <table:table-cell office:value-type="float" office:value="0.0991761684417725">
                <text:p>0.0991761684417725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89076907909475">
                <text:p>0.289076907909475</text:p>
              </table:table-cell>
              <table:table-cell office:value-type="float" office:value="0.102193117141724">
                <text:p>0.102193117141724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96642887638882">
                <text:p>0.296642887638882</text:p>
              </table:table-cell>
              <table:table-cell office:value-type="float" office:value="0.105121850967407">
                <text:p>0.105121850967407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305923003819771">
                <text:p>0.305923003819771</text:p>
              </table:table-cell>
              <table:table-cell office:value-type="float" office:value="0.108121871948242">
                <text:p>0.108121871948242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14323992352001">
                <text:p>0.314323992352001</text:p>
              </table:table-cell>
              <table:table-cell office:value-type="float" office:value="0.111487865447998">
                <text:p>0.111487865447998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22068936657161">
                <text:p>0.322068936657161</text:p>
              </table:table-cell>
              <table:table-cell office:value-type="float" office:value="0.114681959152222">
                <text:p>0.114681959152222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330695001059212">
                <text:p>0.330695001059212</text:p>
              </table:table-cell>
              <table:table-cell office:value-type="float" office:value="0.117998838424683">
                <text:p>0.117998838424683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40530990390107">
                <text:p>0.340530990390107</text:p>
              </table:table-cell>
              <table:table-cell office:value-type="float" office:value="0.121092081069946">
                <text:p>0.121092081069946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8008951637894">
                <text:p>0.348008951637894</text:p>
              </table:table-cell>
              <table:table-cell office:value-type="float" office:value="0.122988939285278">
                <text:p>0.12298893928527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356558936531655">
                <text:p>0.356558936531655</text:p>
              </table:table-cell>
              <table:table-cell office:value-type="float" office:value="0.126321077346802">
                <text:p>0.12632107734680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36200497392565">
                <text:p>0.36200497392565</text:p>
              </table:table-cell>
              <table:table-cell office:value-type="float" office:value="0.129475116729736">
                <text:p>0.12947511672973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369498114450835">
                <text:p>0.369498114450835</text:p>
              </table:table-cell>
              <table:table-cell office:value-type="float" office:value="0.132830858230591">
                <text:p>0.13283085823059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37886205711402">
                <text:p>0.37886205711402</text:p>
              </table:table-cell>
              <table:table-cell office:value-type="float" office:value="0.135491847991943">
                <text:p>0.135491847991943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87780994526111">
                <text:p>0.387780994526111</text:p>
              </table:table-cell>
              <table:table-cell office:value-type="float" office:value="0.138736963272095">
                <text:p>0.138736963272095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396375912823714">
                <text:p>0.396375912823714</text:p>
              </table:table-cell>
              <table:table-cell office:value-type="float" office:value="0.142230987548828">
                <text:p>0.142230987548828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40446495404467">
                <text:p>0.40446495404467</text:p>
              </table:table-cell>
              <table:table-cell office:value-type="float" office:value="0.144603967666626">
                <text:p>0.144603967666626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411039989558048">
                <text:p>0.411039989558048</text:p>
              </table:table-cell>
              <table:table-cell office:value-type="float" office:value="0.147764921188355">
                <text:p>0.147764921188355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419160897377878">
                <text:p>0.419160897377878</text:p>
              </table:table-cell>
              <table:table-cell office:value-type="float" office:value="0.151024103164673">
                <text:p>0.151024103164673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29123093839735">
                <text:p>0.429123093839735</text:p>
              </table:table-cell>
              <table:table-cell office:value-type="float" office:value="0.154258012771606">
                <text:p>0.154258012771606</text:p>
              </table:table-cell>
              <table:table-cell office:value-type="float" office:value="0.649">
                <text:p>0.6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